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2/content.xml" manifest:media-type="text/xml"/>
  <manifest:file-entry manifest:full-path="Object 42/" manifest:media-type="application/vnd.oasis.opendocument.formula"/>
  <manifest:file-entry manifest:full-path="Object 41/content.xml" manifest:media-type="text/xml"/>
  <manifest:file-entry manifest:full-path="Object 41/" manifest:media-type="application/vnd.oasis.opendocument.formula"/>
  <manifest:file-entry manifest:full-path="Object 9/content.xml" manifest:media-type="text/xml"/>
  <manifest:file-entry manifest:full-path="Object 9/" manifest:media-type="application/vnd.oasis.opendocument.formula"/>
  <manifest:file-entry manifest:full-path="Object 40/content.xml" manifest:media-type="text/xml"/>
  <manifest:file-entry manifest:full-path="Object 40/" manifest:media-type="application/vnd.oasis.opendocument.formula"/>
  <manifest:file-entry manifest:full-path="Object 8/content.xml" manifest:media-type="text/xml"/>
  <manifest:file-entry manifest:full-path="Object 8/" manifest:media-type="application/vnd.oasis.opendocument.formula"/>
  <manifest:file-entry manifest:full-path="Object 39/content.xml" manifest:media-type="text/xml"/>
  <manifest:file-entry manifest:full-path="Object 39/" manifest:media-type="application/vnd.oasis.opendocument.formula"/>
  <manifest:file-entry manifest:full-path="Object 38/content.xml" manifest:media-type="text/xml"/>
  <manifest:file-entry manifest:full-path="Object 38/" manifest:media-type="application/vnd.oasis.opendocument.formula"/>
  <manifest:file-entry manifest:full-path="Object 7/content.xml" manifest:media-type="text/xml"/>
  <manifest:file-entry manifest:full-path="Object 7/" manifest:media-type="application/vnd.oasis.opendocument.formula"/>
  <manifest:file-entry manifest:full-path="Object 63" manifest:media-type="application/octet-stream"/>
  <manifest:file-entry manifest:full-path="Object 21/content.xml" manifest:media-type="text/xml"/>
  <manifest:file-entry manifest:full-path="Object 21/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/content.xml" manifest:media-type="text/xml"/>
  <manifest:file-entry manifest:full-path="Object 5/" manifest:media-type="application/vnd.oasis.opendocument.formula"/>
  <manifest:file-entry manifest:full-path="Object 19/content.xml" manifest:media-type="text/xml"/>
  <manifest:file-entry manifest:full-path="Object 19/" manifest:media-type="application/vnd.oasis.opendocument.formula"/>
  <manifest:file-entry manifest:full-path="Object 14/content.xml" manifest:media-type="text/xml"/>
  <manifest:file-entry manifest:full-path="Object 14/" manifest:media-type="application/vnd.oasis.opendocument.formula"/>
  <manifest:file-entry manifest:full-path="manifest.rdf" manifest:media-type="application/rdf+xml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3" manifest:media-type=""/>
  <manifest:file-entry manifest:full-path="ObjectReplacements/Object 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6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 12/content.xml" manifest:media-type="text/xml"/>
  <manifest:file-entry manifest:full-path="Object 12/" manifest:media-type="application/vnd.oasis.opendocument.formula"/>
  <manifest:file-entry manifest:full-path="layout-cache" manifest:media-type="application/binary"/>
  <manifest:file-entry manifest:full-path="Object 15/content.xml" manifest:media-type="text/xml"/>
  <manifest:file-entry manifest:full-path="Object 15/" manifest:media-type="application/vnd.oasis.opendocument.formula"/>
  <manifest:file-entry manifest:full-path="Object 1/content.xml" manifest:media-type="text/xml"/>
  <manifest:file-entry manifest:full-path="Object 1/" manifest:media-type="application/vnd.oasis.opendocument.formula"/>
  <manifest:file-entry manifest:full-path="settings.xml" manifest:media-type="text/xml"/>
  <manifest:file-entry manifest:full-path="Object 16/content.xml" manifest:media-type="text/xml"/>
  <manifest:file-entry manifest:full-path="Object 16/" manifest:media-type="application/vnd.oasis.opendocument.formula"/>
  <manifest:file-entry manifest:full-path="Object 2/content.xml" manifest:media-type="text/xml"/>
  <manifest:file-entry manifest:full-path="Object 2/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22/content.xml" manifest:media-type="text/xml"/>
  <manifest:file-entry manifest:full-path="Object 22/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Thumbnails/thumbnail.png" manifest:media-type="image/png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1/content.xml" manifest:media-type="text/xml"/>
  <manifest:file-entry manifest:full-path="Object 11/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" manifest:media-type="application/vnd.oasis.opendocument.formula"/>
  <manifest:file-entry manifest:full-path="Object 17/content.xml" manifest:media-type="text/xml"/>
  <manifest:file-entry manifest:full-path="Object 17/" manifest:media-type="application/vnd.oasis.opendocument.formula"/>
  <manifest:file-entry manifest:full-path="Object 13/content.xml" manifest:media-type="text/xml"/>
  <manifest:file-entry manifest:full-path="Object 13/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/content.xml" manifest:media-type="text/xml"/>
  <manifest:file-entry manifest:full-path="Object 6/" manifest:media-type="application/vnd.oasis.opendocument.formula"/>
  <manifest:file-entry manifest:full-path="Object 24/content.xml" manifest:media-type="text/xml"/>
  <manifest:file-entry manifest:full-path="Object 24/" manifest:media-type="application/vnd.oasis.opendocument.formula"/>
  <manifest:file-entry manifest:full-path="Object 4/content.xml" manifest:media-type="text/xml"/>
  <manifest:file-entry manifest:full-path="Object 4/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8/content.xml" manifest:media-type="text/xml"/>
  <manifest:file-entry manifest:full-path="Object 18/" manifest:media-type="application/vnd.oasis.opendocument.formula"/>
  <manifest:file-entry manifest:full-path="meta.xml" manifest:media-type="text/xml"/>
  <manifest:file-entry manifest:full-path="Object 23/content.xml" manifest:media-type="text/xml"/>
  <manifest:file-entry manifest:full-path="Object 23/" manifest:media-type="application/vnd.oasis.opendocument.formula"/>
  <manifest:file-entry manifest:full-path="Object 20/content.xml" manifest:media-type="text/xml"/>
  <manifest:file-entry manifest:full-path="Object 20/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5/content.xml" manifest:media-type="text/xml"/>
  <manifest:file-entry manifest:full-path="Object 25/" manifest:media-type="application/vnd.oasis.opendocument.formula"/>
  <manifest:file-entry manifest:full-path="Object 26/content.xml" manifest:media-type="text/xml"/>
  <manifest:file-entry manifest:full-path="Object 26/" manifest:media-type="application/vnd.oasis.opendocument.formula"/>
  <manifest:file-entry manifest:full-path="Object 27/content.xml" manifest:media-type="text/xml"/>
  <manifest:file-entry manifest:full-path="Object 27/" manifest:media-type="application/vnd.oasis.opendocument.formula"/>
  <manifest:file-entry manifest:full-path="Object 28/content.xml" manifest:media-type="text/xml"/>
  <manifest:file-entry manifest:full-path="Object 28/" manifest:media-type="application/vnd.oasis.opendocument.formula"/>
  <manifest:file-entry manifest:full-path="Object 29/content.xml" manifest:media-type="text/xml"/>
  <manifest:file-entry manifest:full-path="Object 29/" manifest:media-type="application/vnd.oasis.opendocument.formula"/>
  <manifest:file-entry manifest:full-path="Object 10/content.xml" manifest:media-type="text/xml"/>
  <manifest:file-entry manifest:full-path="Object 10/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30/content.xml" manifest:media-type="text/xml"/>
  <manifest:file-entry manifest:full-path="Object 30/" manifest:media-type="application/vnd.oasis.opendocument.formula"/>
  <manifest:file-entry manifest:full-path="Object 31/content.xml" manifest:media-type="text/xml"/>
  <manifest:file-entry manifest:full-path="Object 31/" manifest:media-type="application/vnd.oasis.opendocument.formula"/>
  <manifest:file-entry manifest:full-path="Object 32/content.xml" manifest:media-type="text/xml"/>
  <manifest:file-entry manifest:full-path="Object 32/" manifest:media-type="application/vnd.oasis.opendocument.formula"/>
  <manifest:file-entry manifest:full-path="Object 33/content.xml" manifest:media-type="text/xml"/>
  <manifest:file-entry manifest:full-path="Object 33/" manifest:media-type="application/vnd.oasis.opendocument.formula"/>
  <manifest:file-entry manifest:full-path="Object 34/content.xml" manifest:media-type="text/xml"/>
  <manifest:file-entry manifest:full-path="Object 34/" manifest:media-type="application/vnd.oasis.opendocument.formula"/>
  <manifest:file-entry manifest:full-path="Object 35/content.xml" manifest:media-type="text/xml"/>
  <manifest:file-entry manifest:full-path="Object 35/" manifest:media-type="application/vnd.oasis.opendocument.formula"/>
  <manifest:file-entry manifest:full-path="Object 36/content.xml" manifest:media-type="text/xml"/>
  <manifest:file-entry manifest:full-path="Object 36/" manifest:media-type="application/vnd.oasis.opendocument.formula"/>
  <manifest:file-entry manifest:full-path="Object 37/content.xml" manifest:media-type="text/xml"/>
  <manifest:file-entry manifest:full-path="Object 37/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, Calibri" style:font-family-generic="swiss"/>
    <style:font-face style:name="Lohit Devanagari" svg:font-family="'Lohit Devanagari'" style:font-family-generic="system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7.11cm" fo:margin-left="1.27cm" table:align="left"/>
    </style:style>
    <style:style style:name="Таблица1.A" style:family="table-column">
      <style:table-column-properties style:column-width="2.469cm"/>
    </style:style>
    <style:style style:name="Таблица1.B" style:family="table-column">
      <style:table-column-properties style:column-width="2.438cm"/>
    </style:style>
    <style:style style:name="Таблица1.D" style:family="table-column">
      <style:table-column-properties style:column-width="2.441cm"/>
    </style:style>
    <style:style style:name="Таблица1.1" style:family="table-row">
      <style:table-row-properties style:min-row-height="0.7cm"/>
    </style:style>
    <style:style style:name="Таблица1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3" style:family="table">
      <style:table-properties style:width="17.11cm" fo:margin-left="1.27cm" table:align="left"/>
    </style:style>
    <style:style style:name="Таблица3.A" style:family="table-column">
      <style:table-column-properties style:column-width="2.469cm"/>
    </style:style>
    <style:style style:name="Таблица3.B" style:family="table-column">
      <style:table-column-properties style:column-width="2.438cm"/>
    </style:style>
    <style:style style:name="Таблица3.D" style:family="table-column">
      <style:table-column-properties style:column-width="2.441cm"/>
    </style:style>
    <style:style style:name="Таблица3.1" style:family="table-row">
      <style:table-row-properties style:min-row-height="0.7cm"/>
    </style:style>
    <style:style style:name="Таблица3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2" style:family="table">
      <style:table-properties style:width="16.193cm" table:align="center"/>
    </style:style>
    <style:style style:name="Таблица2.A" style:family="table-column">
      <style:table-column-properties style:column-width="0.9cm"/>
    </style:style>
    <style:style style:name="Таблица2.1" style:family="table-row">
      <style:table-row-properties style:min-row-height="0.6cm"/>
    </style:style>
    <style:style style:name="Таблица2.A1" style:family="table-cell">
      <style:table-cell-properties fo:padding="0cm" fo:border="none"/>
    </style:style>
    <style:style style:name="Таблица2.I1" style:family="table-cell">
      <style:table-cell-properties fo:padding="0cm" fo:border-left="none" fo:border-right="none" fo:border-top="none" fo:border-bottom="2.25pt solid #ff0000"/>
    </style:style>
    <style:style style:name="Таблица2.H2" style:family="table-cell">
      <style:table-cell-properties fo:padding="0cm" fo:border-left="none" fo:border-right="2.25pt solid #ff0000" fo:border-top="none" fo:border-bottom="none"/>
    </style:style>
    <style:style style:name="Таблица2.I2" style:family="table-cell">
      <style:table-cell-properties fo:padding="0cm" fo:border-left="2.25pt solid #ff0000" fo:border-right="2.25pt solid #ff0000" fo:border-top="2.25pt solid #ff0000" fo:border-bottom="none"/>
    </style:style>
    <style:style style:name="Таблица2.J2" style:family="table-cell">
      <style:table-cell-properties fo:padding="0cm" fo:border-left="2.25pt solid #ff0000" fo:border-right="none" fo:border-top="none" fo:border-bottom="none"/>
    </style:style>
    <style:style style:name="Таблица2.F3" style:family="table-cell">
      <style:table-cell-properties style:vertical-align="middle" fo:padding="0cm" fo:border="none"/>
    </style:style>
    <style:style style:name="Таблица2.I3" style:family="table-cell">
      <style:table-cell-properties fo:padding="0cm" fo:border-left="2.25pt solid #ff0000" fo:border-right="2.25pt solid #ff0000" fo:border-top="none" fo:border-bottom="none"/>
    </style:style>
    <style:style style:name="Таблица2.B4" style:family="table-cell">
      <style:table-cell-properties fo:padding="0cm" fo:border-left="2.25pt solid #ff0000" fo:border-right="none" fo:border-top="2.25pt solid #ff0000" fo:border-bottom="2.25pt solid #ff0000"/>
    </style:style>
    <style:style style:name="Таблица2.C4" style:family="table-cell">
      <style:table-cell-properties fo:padding="0cm" fo:border-left="none" fo:border-right="none" fo:border-top="2.25pt solid #ff0000" fo:border-bottom="2.25pt solid #ff0000"/>
    </style:style>
    <style:style style:name="Таблица2.D4" style:family="table-cell">
      <style:table-cell-properties fo:padding="0cm" fo:border-left="none" fo:border-right="none" fo:border-top="2.25pt solid #ff0000" fo:border-bottom="2.25pt solid #ff0000"/>
    </style:style>
    <style:style style:name="Таблица2.E4" style:family="table-cell">
      <style:table-cell-properties fo:padding="0cm" fo:border-left="none" fo:border-right="2.25pt solid #ff0000" fo:border-top="2.25pt solid #ff0000" fo:border-bottom="2.25pt solid #ff0000"/>
    </style:style>
    <style:style style:name="Таблица2.I4" style:family="table-cell">
      <style:table-cell-properties fo:padding="0cm" fo:border-left="2.25pt solid #ff0000" fo:border-right="2.25pt solid #ff0000" fo:border-top="none" fo:border-bottom="none"/>
    </style:style>
    <style:style style:name="Таблица2.O4" style:family="table-cell">
      <style:table-cell-properties fo:padding="0cm" fo:border="2.25pt solid #ff0000"/>
    </style:style>
    <style:style style:name="Таблица2.B5" style:family="table-cell">
      <style:table-cell-properties fo:padding="0cm" fo:border-left="none" fo:border-right="none" fo:border-top="2.25pt solid #ff0000" fo:border-bottom="none"/>
    </style:style>
    <style:style style:name="Таблица2.C5" style:family="table-cell">
      <style:table-cell-properties fo:padding="0cm" fo:border-left="none" fo:border-right="none" fo:border-top="2.25pt solid #ff0000" fo:border-bottom="none"/>
    </style:style>
    <style:style style:name="Таблица2.D5" style:family="table-cell">
      <style:table-cell-properties fo:padding="0cm" fo:border-left="none" fo:border-right="none" fo:border-top="2.25pt solid #ff0000" fo:border-bottom="none"/>
    </style:style>
    <style:style style:name="Таблица2.E5" style:family="table-cell">
      <style:table-cell-properties fo:padding="0cm" fo:border-left="none" fo:border-right="none" fo:border-top="2.25pt solid #ff0000" fo:border-bottom="none"/>
    </style:style>
    <style:style style:name="Таблица2.I5" style:family="table-cell">
      <style:table-cell-properties fo:padding="0cm" fo:border-left="2.25pt solid #ff0000" fo:border-right="2.25pt solid #ff0000" fo:border-top="none" fo:border-bottom="2.25pt solid #ff0000"/>
    </style:style>
    <style:style style:name="Таблица2.O5" style:family="table-cell">
      <style:table-cell-properties fo:padding="0cm" fo:border-left="none" fo:border-right="none" fo:border-top="2.25pt solid #ff0000" fo:border-bottom="none"/>
    </style:style>
    <style:style style:name="Таблица2.I6" style:family="table-cell">
      <style:table-cell-properties fo:padding="0cm" fo:border-left="none" fo:border-right="none" fo:border-top="2.25pt solid #ff0000" fo:border-bottom="none"/>
    </style:style>
    <style:style style:name="P1" style:family="paragraph" style:parent-style-name="Обычный">
      <style:paragraph-properties fo:margin-top="0.212cm" fo:margin-bottom="0.212cm" loext:contextual-spacing="false" fo:line-height="115%" fo:text-align="center" style:justify-single-word="false"/>
      <style:text-properties style:font-name="Times New Roman" fo:font-size="14pt" fo:font-weight="bold" style:font-size-asian="14pt" style:font-weight-asian="bold" style:font-name-complex="Times New Roman"/>
    </style:style>
    <style:style style:name="P2" style:family="paragraph" style:parent-style-name="Обычный">
      <style:paragraph-properties fo:margin-top="0.212cm" fo:margin-bottom="0.212cm" loext:contextual-spacing="false" fo:line-height="115%" fo:text-align="justify" style:justify-single-word="false"/>
      <style:text-properties style:font-name="Times New Roman" fo:font-size="14pt" fo:font-style="italic" fo:font-weight="bold" style:font-size-asian="14pt" style:font-style-asian="italic" style:font-weight-asian="bold" style:font-name-complex="Times New Roman"/>
    </style:style>
    <style:style style:name="P3" style:family="paragraph" style:parent-style-name="Обычный">
      <style:paragraph-properties fo:margin-top="0.212cm" fo:margin-bottom="0.212cm" loext:contextual-spacing="false" fo:line-height="115%" fo:text-align="justify" style:justify-single-word="false"/>
      <style:text-properties style:font-name="Times New Roman" style:font-name-complex="Times New Roman"/>
    </style:style>
    <style:style style:name="P4" style:family="paragraph" style:parent-style-name="Обычный">
      <style:paragraph-properties fo:margin-top="0.212cm" fo:margin-bottom="0.212cm" loext:contextual-spacing="false" fo:line-height="115%" fo:text-align="justify" style:justify-single-word="false"/>
      <style:text-properties style:font-name="Times New Roman" fo:font-style="italic" fo:font-weight="bold" style:font-style-asian="italic" style:font-weight-asian="bold" style:font-name-complex="Times New Roman"/>
    </style:style>
    <style:style style:name="P5" style:family="paragraph" style:parent-style-name="Обычный">
      <style:paragraph-properties fo:margin-top="0.212cm" fo:margin-bottom="0.212cm" loext:contextual-spacing="false" fo:line-height="115%" fo:text-align="justify" style:justify-single-word="false"/>
    </style:style>
    <style:style style:name="P6" style:family="paragraph" style:parent-style-name="Обычный">
      <style:paragraph-properties fo:margin-top="0.212cm" fo:margin-bottom="0.212cm" loext:contextual-spacing="false" fo:line-height="115%" fo:text-align="justify" style:justify-single-word="false"/>
      <style:text-properties officeooo:paragraph-rsid="00286133"/>
    </style:style>
    <style:style style:name="P7" style:family="paragraph" style:parent-style-name="Обычный">
      <style:paragraph-properties fo:margin-top="0.212cm" fo:margin-bottom="0.212cm" loext:contextual-spacing="false" fo:line-height="115%" fo:text-align="center" style:justify-single-word="false"/>
    </style:style>
    <style:style style:name="P8" style:family="paragraph" style:parent-style-name="Обычный">
      <style:paragraph-properties fo:margin-top="0.212cm" fo:margin-bottom="0.212cm" loext:contextual-spacing="false" fo:line-height="115%" fo:text-align="justify" style:justify-single-word="false"/>
      <style:text-properties fo:color="#000000" style:font-name="Liberation Serif" fo:font-size="14pt" fo:language="en" fo:country="US" officeooo:paragraph-rsid="0022c70e" style:font-size-asian="14pt" style:font-size-complex="14pt"/>
    </style:style>
    <style:style style:name="P9" style:family="paragraph" style:parent-style-name="Standard">
      <style:paragraph-properties fo:margin-top="0.212cm" fo:margin-bottom="0.212cm" loext:contextual-spacing="false" fo:line-height="115%" fo:text-align="justify" style:justify-single-word="false"/>
    </style:style>
    <style:style style:name="P10" style:family="paragraph" style:parent-style-name="Абзац_20_списка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Courier New1" style:font-name-complex="Courier New1"/>
    </style:style>
    <style:style style:name="P11" style:family="paragraph" style:parent-style-name="Абзац_20_списка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Courier New1" officeooo:paragraph-rsid="002e4537" style:font-name-complex="Courier New1"/>
    </style:style>
    <style:style style:name="P12" style:family="paragraph" style:parent-style-name="Абзац_20_списка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Courier New1" fo:language="en" fo:country="US" style:font-name-complex="Courier New1"/>
    </style:style>
    <style:style style:name="P13" style:family="paragraph" style:parent-style-name="Абзац_20_списка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Courier New1" fo:language="en" fo:country="US" officeooo:paragraph-rsid="002e4537" style:font-name-complex="Courier New1"/>
    </style:style>
    <style:style style:name="P14" style:family="paragraph" style:parent-style-name="Обычный">
      <style:paragraph-properties fo:text-align="center" style:justify-single-word="false"/>
      <style:text-properties style:font-name="Times New Roman" style:font-name-complex="Times New Roman"/>
    </style:style>
    <style:style style:name="P15" style:family="paragraph" style:parent-style-name="Обычный">
      <style:paragraph-properties fo:text-align="center" style:justify-single-word="false"/>
      <style:text-properties style:font-name="Times New Roman" fo:language="en" fo:country="US" style:font-name-complex="Times New Roman"/>
    </style:style>
    <style:style style:name="P16" style:family="paragraph" style:parent-style-name="Обычный">
      <style:paragraph-properties fo:text-align="center" style:justify-single-word="false"/>
    </style:style>
    <style:style style:name="P17" style:family="paragraph" style:parent-style-name="Обычный">
      <style:paragraph-properties fo:hyphenation-ladder-count="no-limit" style:text-autospace="none" style:vertical-align="auto"/>
      <style:text-properties fo:hyphenate="true" loext:hyphenation-no-caps="false"/>
    </style:style>
    <style:style style:name="P18" style:family="paragraph" style:parent-style-name="Обычный">
      <style:paragraph-properties fo:hyphenation-ladder-count="no-limit" style:text-autospace="none" style:vertical-align="auto"/>
      <style:text-properties fo:color="#000000" style:font-name="Consolas" fo:font-size="10pt" fo:language="en" fo:country="US" style:letter-kerning="false" fo:background-color="#ffffff" style:font-size-asian="10pt" style:font-name-complex="Consolas" style:font-size-complex="9.5pt" style:language-complex="ar" style:country-complex="SA" fo:hyphenate="true" loext:hyphenation-no-caps="false"/>
    </style:style>
    <style:style style:name="P19" style:family="paragraph" style:parent-style-name="Standard">
      <style:text-properties fo:color="#000000" style:font-name="Liberation Serif" fo:font-size="12pt" fo:language="en" fo:country="US" officeooo:paragraph-rsid="0024ab63" style:font-size-asian="12pt" style:font-size-complex="12pt"/>
    </style:style>
    <style:style style:name="P20" style:family="paragraph" style:parent-style-name="Абзац_20_списка">
      <style:paragraph-properties fo:margin-left="1.27cm" fo:margin-right="0cm" fo:text-indent="0cm" style:auto-text-indent="false"/>
      <style:text-properties officeooo:paragraph-rsid="002e4537"/>
    </style:style>
    <style:style style:name="P21" style:family="paragraph" style:parent-style-name="Абзац_20_списка">
      <style:text-properties officeooo:paragraph-rsid="002e4537"/>
    </style:style>
    <style:style style:name="P22" style:family="paragraph" style:parent-style-name="Обычный" style:master-page-name="MP0">
      <style:paragraph-properties fo:margin-top="0.212cm" fo:margin-bottom="0.212cm" loext:contextual-spacing="false" fo:line-height="115%" fo:text-align="center" style:justify-single-word="false" style:page-number="auto" fo:break-before="page"/>
      <style:text-properties style:font-name="Times New Roman" fo:font-size="14pt" fo:font-weight="bold" style:font-size-asian="14pt" style:font-weight-asian="bold" style:font-name-complex="Times New Roman"/>
    </style:style>
    <style:style style:name="P23" style:family="paragraph" style:parent-style-name="Standard">
      <style:paragraph-properties fo:margin-left="1.27cm" fo:margin-right="0cm" fo:text-indent="0cm" style:auto-text-indent="false"/>
      <style:text-properties style:font-name="Times New Roman" officeooo:rsid="0070e6d1" officeooo:paragraph-rsid="002e4537" style:font-name-complex="Times New Roman"/>
    </style:style>
    <style:style style:name="P24" style:family="paragraph" style:parent-style-name="Standard" style:list-style-name="L2">
      <style:text-properties officeooo:paragraph-rsid="002dacb5"/>
    </style:style>
    <style:style style:name="P25" style:family="paragraph" style:parent-style-name="Standard" style:list-style-name="L2">
      <style:paragraph-properties fo:margin-top="0.212cm" fo:margin-bottom="0.212cm" loext:contextual-spacing="false" fo:line-height="115%" fo:text-align="justify" style:justify-single-word="false"/>
      <style:text-properties fo:color="#000000" style:font-name="Liberation Serif" fo:font-size="12pt" fo:language="en" fo:country="US" officeooo:paragraph-rsid="002dacb5" style:font-size-asian="12pt" style:font-name-complex="Times New Roman" style:font-size-complex="12pt"/>
    </style:style>
    <style:style style:name="P26" style:family="paragraph" style:parent-style-name="Абзац_20_списка" style:list-style-name="L1">
      <style:paragraph-properties fo:margin-top="0.212cm" fo:margin-bottom="0.212cm" loext:contextual-spacing="false" fo:line-height="115%" fo:text-align="justify" style:justify-single-word="false"/>
    </style:style>
    <style:style style:name="P27" style:family="paragraph" style:parent-style-name="Абзац_20_списка" style:list-style-name="L1">
      <style:paragraph-properties fo:margin-top="0.212cm" fo:margin-bottom="0.212cm" loext:contextual-spacing="false" fo:line-height="115%" fo:text-align="justify" style:justify-single-word="false"/>
      <style:text-properties style:font-name="Times New Roman" style:font-name-complex="Times New Roman"/>
    </style:style>
    <style:style style:name="P28" style:family="paragraph">
      <loext:graphic-properties draw:fill="none"/>
    </style:style>
    <style:style style:name="T1" style:family="text">
      <style:text-properties style:font-name="Times New Roman"/>
    </style:style>
    <style:style style:name="T2" style:family="text">
      <style:text-properties style:font-name="Times New Roman" style:font-name-complex="Times New Roman"/>
    </style:style>
    <style:style style:name="T3" style:family="text">
      <style:text-properties style:font-name="Times New Roman" officeooo:rsid="0027e696" style:font-name-complex="Times New Roman"/>
    </style:style>
    <style:style style:name="T4" style:family="text">
      <style:text-properties style:font-name="Times New Roman" officeooo:rsid="00286133" style:font-name-complex="Times New Roman"/>
    </style:style>
    <style:style style:name="T5" style:family="text">
      <style:text-properties style:font-name="Times New Roman" officeooo:rsid="002942d9" style:font-name-complex="Times New Roman"/>
    </style:style>
    <style:style style:name="T6" style:family="text">
      <style:text-properties style:font-name="Times New Roman" officeooo:rsid="0070e6d1" style:font-name-complex="Times New Roman"/>
    </style:style>
    <style:style style:name="T7" style:family="text">
      <style:text-properties style:font-name="Times New Roman" officeooo:rsid="00720cdf" style:font-name-complex="Times New Roman"/>
    </style:style>
    <style:style style:name="T8" style:family="text">
      <style:text-properties style:font-name="Times New Roman" style:language-asian="ru" style:country-asian="RU" style:font-name-complex="Times New Roman" style:language-complex="ar" style:country-complex="SA"/>
    </style:style>
    <style:style style:name="T9" style:family="text">
      <style:text-properties style:font-name="Times New Roman" fo:language="en" fo:country="US" fo:font-style="italic" fo:font-weight="bold" style:font-style-asian="italic" style:font-weight-asian="bold" style:font-name-complex="Times New Roman"/>
    </style:style>
    <style:style style:name="T10" style:family="text">
      <style:text-properties style:font-name="Times New Roman" fo:font-style="italic" fo:font-weight="bold" style:font-style-asian="italic" style:font-weight-asian="bold" style:font-name-complex="Times New Roman"/>
    </style:style>
    <style:style style:name="T11" style:family="text">
      <style:text-properties style:font-name="Times New Roman" fo:font-weight="bold" officeooo:rsid="00720cdf" style:font-weight-asian="bold" style:font-name-complex="Times New Roman" style:font-weight-complex="bold"/>
    </style:style>
    <style:style style:name="T12" style:family="text">
      <style:text-properties style:font-name="Times New Roman" fo:font-weight="bold" officeooo:rsid="0074f2b3" style:font-weight-asian="bold" style:font-name-complex="Times New Roman" style:font-weight-complex="bold"/>
    </style:style>
    <style:style style:name="T13" style:family="text">
      <style:text-properties style:font-name="Times New Roman" fo:font-weight="normal" officeooo:rsid="00720cdf" style:font-weight-asian="normal" style:font-name-complex="Times New Roman" style:font-weight-complex="normal"/>
    </style:style>
    <style:style style:name="T14" style:family="text">
      <style:text-properties style:font-name="Courier New1"/>
    </style:style>
    <style:style style:name="T15" style:family="text">
      <style:text-properties style:font-name="Courier New1" style:font-name-complex="Courier New1"/>
    </style:style>
    <style:style style:name="T16" style:family="text">
      <style:text-properties style:font-name="Courier New1" officeooo:rsid="002942d9" style:font-name-complex="Courier New1"/>
    </style:style>
    <style:style style:name="T17" style:family="text">
      <style:text-properties style:font-name="Courier New1" fo:language="en" fo:country="US" style:font-name-complex="Courier New1"/>
    </style:style>
    <style:style style:name="T18" style:family="text">
      <style:text-properties style:font-name="Courier New1" style:font-name-complex="Times New Roman"/>
    </style:style>
    <style:style style:name="T19" style:family="text">
      <style:text-properties fo:color="#0000ff" style:font-name="Consolas" fo:font-size="10pt" fo:language="en" fo:country="US" style:letter-kerning="false" fo:background-color="#ffffff" loext:char-shading-value="0" style:font-size-asian="10pt" style:font-name-complex="Consolas" style:font-size-complex="9.5pt" style:language-complex="ar" style:country-complex="SA"/>
    </style:style>
    <style:style style:name="T20" style:family="text">
      <style:text-properties fo:color="#0000ff" style:font-name="Consolas" fo:font-size="10pt" style:letter-kerning="false" fo:background-color="#ffffff" loext:char-shading-value="0" style:font-size-asian="10pt" style:font-name-complex="Consolas" style:font-size-complex="9.5pt" style:language-complex="ar" style:country-complex="SA"/>
    </style:style>
    <style:style style:name="T21" style:family="text">
      <style:text-properties fo:color="#000000" style:font-name="Consolas" fo:font-size="10pt" fo:language="en" fo:country="US" style:letter-kerning="false" fo:background-color="#ffffff" loext:char-shading-value="0" style:font-size-asian="10pt" style:font-name-complex="Consolas" style:font-size-complex="9.5pt" style:language-complex="ar" style:country-complex="SA"/>
    </style:style>
    <style:style style:name="T22" style:family="text">
      <style:text-properties fo:color="#000000" style:font-name="Consolas" fo:font-size="10pt" style:letter-kerning="false" fo:background-color="#ffffff" loext:char-shading-value="0" style:font-size-asian="10pt" style:font-name-complex="Consolas" style:font-size-complex="9.5pt" style:language-complex="ar" style:country-complex="SA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color="#008000" style:font-name="Consolas" fo:font-size="10pt" style:letter-kerning="false" fo:background-color="#ffffff" loext:char-shading-value="0" style:font-size-asian="10pt" style:font-name-complex="Consolas" style:font-size-complex="9.5pt" style:language-complex="ar" style:country-complex="SA"/>
    </style:style>
    <style:style style:name="T25" style:family="text">
      <style:text-properties fo:color="#008000" style:font-name="Consolas" fo:font-size="10pt" fo:language="en" fo:country="US" style:letter-kerning="false" fo:background-color="#ffffff" loext:char-shading-value="0" style:font-size-asian="10pt" style:font-name-complex="Consolas" style:font-size-complex="9.5pt" style:language-complex="ar" style:country-complex="SA"/>
    </style:style>
    <style:style style:name="T26" style:family="text">
      <style:text-properties officeooo:rsid="00219756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74f2b3" style:font-weight-asian="bold" style:font-weight-complex="bold"/>
    </style:style>
    <style:style style:name="T29" style:family="text">
      <style:text-properties fo:font-weight="bold" officeooo:rsid="00733f6a" style:font-weight-asian="bold" style:font-weight-complex="bold"/>
    </style:style>
    <style:style style:name="T30" style:family="text">
      <style:text-properties officeooo:rsid="0074f2b3"/>
    </style:style>
    <style:style style:name="T31" style:family="text">
      <style:text-properties officeooo:rsid="00733f6a"/>
    </style:style>
    <style:style style:name="T32" style:family="text">
      <style:text-properties officeooo:rsid="00745123"/>
    </style:style>
    <style:style style:name="T33" style:family="text">
      <style:text-properties fo:font-style="italic" fo:font-weight="bold" style:font-style-asian="italic" style:font-weight-asian="bold"/>
    </style:style>
    <style:style style:name="T34" style:family="text">
      <style:text-properties fo:font-style="italic" fo:font-weight="bold" officeooo:rsid="002a3efa" style:font-style-asian="italic" style:font-weight-asian="bold"/>
    </style:style>
    <style:style style:name="T35" style:family="text">
      <style:text-properties officeooo:rsid="002baa22"/>
    </style:style>
    <style:style style:name="T36" style:family="text">
      <style:text-properties officeooo:rsid="002e4537"/>
    </style:style>
    <style:style style:name="fr1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.004cm" draw:visible-area-height="5.004cm"/>
    </style:style>
    <style:style style:name="fr2" style:family="graphic" style:parent-style-name="OLE">
      <style:graphic-properties style:vertical-pos="middle" style:vertical-rel="baseline" draw:ole-draw-aspect="1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svg:stroke-opacity="100%" draw:fill="none" fo:min-height="0cm" fo:min-width="0cm" fo:padding-top="-0.017cm" fo:padding-bottom="-0.017cm" fo:padding-left="-0.017cm" fo:padding-right="-0.0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Лабораторная работа <text:span text:style-name="T35">3</text:span></text:p>
      <text:p text:style-name="P1">Исследование особенностей реализации классического алгоритма умножения матриц</text:p>
      <text:p text:style-name="P3"/>
      <text:p text:style-name="P2">Задание <text:span text:style-name="T26">1.</text:span></text:p>
      <text:list xml:id="list2267604958" text:style-name="L1">
        <text:list-item>
          <text:p text:style-name="P26"><text:span text:style-name="Основной_20_шрифт_20_абзаца"><text:span text:style-name="T2">Реализовать классический алгоритм умножения квадратных матриц со всеми возможными перестановками порядка циклов </text:span></text:span><text:span text:style-name="Основной_20_шрифт_20_абзаца"><text:span text:style-name="T15">(</text:span></text:span><text:span text:style-name="Основной_20_шрифт_20_абзаца"><text:span text:style-name="T17">i</text:span></text:span><text:span text:style-name="Основной_20_шрифт_20_абзаца"><text:span text:style-name="T15">,</text:span></text:span><text:span text:style-name="Основной_20_шрифт_20_абзаца"><text:span text:style-name="T17">j</text:span></text:span><text:span text:style-name="Основной_20_шрифт_20_абзаца"><text:span text:style-name="T15">,</text:span></text:span><text:span text:style-name="Основной_20_шрифт_20_абзаца"><text:span text:style-name="T17">k</text:span></text:span><text:span text:style-name="Основной_20_шрифт_20_абзаца"><text:span text:style-name="T15">)</text:span></text:span><text:span text:style-name="Основной_20_шрифт_20_абзаца"><text:span text:style-name="T2"> с использованием представления матриц в виде двумерных динамических массивов.</text:span></text:span></text:p>
        </text:list-item>
        <text:list-item>
          <text:p text:style-name="P27">Провести тестирование программ классического умножения матриц (размерности 500, 1000, 2000). Внести в таблицу данные о времени выполнения программ (в секундах). Провести анализ полученных результатов.</text:p>
        </text:list-item>
      </text:list>
      <table:table table:name="Таблица1" table:style-name="Таблица1">
        <table:table-column table:style-name="Таблица1.A"/>
        <table:table-column table:style-name="Таблица1.B" table:number-columns-repeated="2"/>
        <table:table-column table:style-name="Таблица1.D" table:number-columns-repeated="4"/>
        <table:table-row table:style-name="Таблица1.1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2">ijk</text:p>
          </table:table-cell>
          <table:table-cell table:style-name="Таблица1.A1" office:value-type="string">
            <text:p text:style-name="P12">ikj</text:p>
          </table:table-cell>
          <table:table-cell table:style-name="Таблица1.A1" office:value-type="string">
            <text:p text:style-name="P12">jik</text:p>
          </table:table-cell>
          <table:table-cell table:style-name="Таблица1.A1" office:value-type="string">
            <text:p text:style-name="P12">jki</text:p>
          </table:table-cell>
          <table:table-cell table:style-name="Таблица1.A1" office:value-type="string">
            <text:p text:style-name="P12">kij</text:p>
          </table:table-cell>
          <table:table-cell table:style-name="Таблица1.A1" office:value-type="string">
            <text:p text:style-name="P12">kji</text:p>
          </table:table-cell>
        </table:table-row>
        <table:table-row table:style-name="Таблица1.1">
          <table:table-cell table:style-name="Таблица1.A1" office:value-type="string">
            <text:p text:style-name="P10">500</text:p>
          </table:table-cell>
          <table:table-cell table:style-name="Таблица1.A1" office:value-type="string">
            <text:p text:style-name="P10">1.84867</text:p>
          </table:table-cell>
          <table:table-cell table:style-name="Таблица1.A1" office:value-type="string">
            <text:p text:style-name="P10">1.28915</text:p>
          </table:table-cell>
          <table:table-cell table:style-name="Таблица1.A1" office:value-type="string">
            <text:p text:style-name="P10">1.67017</text:p>
          </table:table-cell>
          <table:table-cell table:style-name="Таблица1.A1" office:value-type="string">
            <text:p text:style-name="P10">2.21722</text:p>
          </table:table-cell>
          <table:table-cell table:style-name="Таблица1.A1" office:value-type="string">
            <text:p text:style-name="P10">1.22968</text:p>
          </table:table-cell>
          <table:table-cell table:style-name="Таблица1.A1" office:value-type="string">
            <text:p text:style-name="P10">2.11879</text:p>
          </table:table-cell>
        </table:table-row>
        <table:table-row table:style-name="Таблица1.1">
          <table:table-cell table:style-name="Таблица1.A1" office:value-type="string">
            <text:p text:style-name="P10">1000</text:p>
          </table:table-cell>
          <table:table-cell table:style-name="Таблица1.A1" office:value-type="string">
            <text:p text:style-name="P10">17.7146</text:p>
          </table:table-cell>
          <table:table-cell table:style-name="Таблица1.A1" office:value-type="string">
            <text:p text:style-name="P10">9.94928</text:p>
          </table:table-cell>
          <table:table-cell table:style-name="Таблица1.A1" office:value-type="string">
            <text:p text:style-name="P10">15.5499</text:p>
          </table:table-cell>
          <table:table-cell table:style-name="Таблица1.A1" office:value-type="string">
            <text:p text:style-name="P10">30.8089</text:p>
          </table:table-cell>
          <table:table-cell table:style-name="Таблица1.A1" office:value-type="string">
            <text:p text:style-name="P10">9.18215</text:p>
          </table:table-cell>
          <table:table-cell table:style-name="Таблица1.A1" office:value-type="string">
            <text:p text:style-name="P10">29.8266</text:p>
          </table:table-cell>
        </table:table-row>
        <table:table-row table:style-name="Таблица1.1">
          <table:table-cell table:style-name="Таблица1.A1" office:value-type="string">
            <text:p text:style-name="P10">2000</text:p>
          </table:table-cell>
          <table:table-cell table:style-name="Таблица1.A1" office:value-type="string">
            <text:p text:style-name="P10">207.549</text:p>
          </table:table-cell>
          <table:table-cell table:style-name="Таблица1.A1" office:value-type="string">
            <text:p text:style-name="P10">79.725</text:p>
          </table:table-cell>
          <table:table-cell table:style-name="Таблица1.A1" office:value-type="string">
            <text:p text:style-name="P10">135.093</text:p>
          </table:table-cell>
          <table:table-cell table:style-name="Таблица1.A1" office:value-type="string">
            <text:p text:style-name="P10">296.455</text:p>
          </table:table-cell>
          <table:table-cell table:style-name="Таблица1.A1" office:value-type="string">
            <text:p text:style-name="P10">73.6584</text:p>
          </table:table-cell>
          <table:table-cell table:style-name="Таблица1.A1" office:value-type="string">
            <text:p text:style-name="P10">292.644</text:p>
          </table:table-cell>
        </table:table-row>
      </table:table>
      <text:p text:style-name="P21"><text:span text:style-name="T36">3. </text:span>Выполнить пункты 1–2 с использованием представления матриц в виде одномерных динамических массивов.</text:p>
      <text:p text:style-name="P21"/>
      <text:p text:style-name="P21"/>
      <table:table table:name="Таблица3" table:style-name="Таблица3">
        <table:table-column table:style-name="Таблица3.A"/>
        <table:table-column table:style-name="Таблица3.B" table:number-columns-repeated="2"/>
        <table:table-column table:style-name="Таблица3.D" table:number-columns-repeated="4"/>
        <table:table-row table:style-name="Таблица3.1">
          <table:table-cell table:style-name="Таблица3.A1" office:value-type="string">
            <text:p text:style-name="P11"/>
          </table:table-cell>
          <table:table-cell table:style-name="Таблица3.A1" office:value-type="string">
            <text:p text:style-name="P13">ijk</text:p>
          </table:table-cell>
          <table:table-cell table:style-name="Таблица3.A1" office:value-type="string">
            <text:p text:style-name="P13">ikj</text:p>
          </table:table-cell>
          <table:table-cell table:style-name="Таблица3.A1" office:value-type="string">
            <text:p text:style-name="P13">jik</text:p>
          </table:table-cell>
          <table:table-cell table:style-name="Таблица3.A1" office:value-type="string">
            <text:p text:style-name="P13">jki</text:p>
          </table:table-cell>
          <table:table-cell table:style-name="Таблица3.A1" office:value-type="string">
            <text:p text:style-name="P13">kij</text:p>
          </table:table-cell>
          <table:table-cell table:style-name="Таблица3.A1" office:value-type="string">
            <text:p text:style-name="P13">kji</text:p>
          </table:table-cell>
        </table:table-row>
        <table:table-row table:style-name="Таблица3.1">
          <table:table-cell table:style-name="Таблица3.A1" office:value-type="string">
            <text:p text:style-name="P11">500</text:p>
          </table:table-cell>
          <table:table-cell table:style-name="Таблица3.A1" office:value-type="string">
            <text:p text:style-name="P11">1.77386</text:p>
          </table:table-cell>
          <table:table-cell table:style-name="Таблица3.A1" office:value-type="string">
            <text:p text:style-name="P11">1.21096</text:p>
          </table:table-cell>
          <table:table-cell table:style-name="Таблица3.A1" office:value-type="string">
            <text:p text:style-name="P11">1.71335</text:p>
          </table:table-cell>
          <table:table-cell table:style-name="Таблица3.A1" office:value-type="string">
            <text:p text:style-name="P11">2.13512</text:p>
          </table:table-cell>
          <table:table-cell table:style-name="Таблица3.A1" office:value-type="string">
            <text:p text:style-name="P11">1.21232</text:p>
          </table:table-cell>
          <table:table-cell table:style-name="Таблица3.A1" office:value-type="string">
            <text:p text:style-name="P11">2.16615</text:p>
          </table:table-cell>
        </table:table-row>
        <table:table-row table:style-name="Таблица3.1">
          <table:table-cell table:style-name="Таблица3.A1" office:value-type="string">
            <text:p text:style-name="P11">1000</text:p>
          </table:table-cell>
          <table:table-cell table:style-name="Таблица3.A1" office:value-type="string">
            <text:p text:style-name="P11">14.2809</text:p>
          </table:table-cell>
          <table:table-cell table:style-name="Таблица3.A1" office:value-type="string">
            <text:p text:style-name="P11">9.64517</text:p>
          </table:table-cell>
          <table:table-cell table:style-name="Таблица3.A1" office:value-type="string">
            <text:p text:style-name="P11">14.4766</text:p>
          </table:table-cell>
          <table:table-cell table:style-name="Таблица3.A1" office:value-type="string">
            <text:p text:style-name="P11">29.7971</text:p>
          </table:table-cell>
          <table:table-cell table:style-name="Таблица3.A1" office:value-type="string">
            <text:p text:style-name="P11">10.7762</text:p>
          </table:table-cell>
          <table:table-cell table:style-name="Таблица3.A1" office:value-type="string">
            <text:p text:style-name="P11">32.704</text:p>
          </table:table-cell>
        </table:table-row>
        <table:table-row table:style-name="Таблица3.1">
          <table:table-cell table:style-name="Таблица3.A1" office:value-type="string">
            <text:p text:style-name="P11">2000</text:p>
          </table:table-cell>
          <table:table-cell table:style-name="Таблица3.A1" office:value-type="string">
            <text:p text:style-name="P11">140.959</text:p>
          </table:table-cell>
          <table:table-cell table:style-name="Таблица3.A1" office:value-type="string">
            <text:p text:style-name="P11">76.1697</text:p>
          </table:table-cell>
          <table:table-cell table:style-name="Таблица3.A1" office:value-type="string">
            <text:p text:style-name="P11">142.799</text:p>
          </table:table-cell>
          <table:table-cell table:style-name="Таблица3.A1" office:value-type="string">
            <text:p text:style-name="P11">234.835</text:p>
          </table:table-cell>
          <table:table-cell table:style-name="Таблица3.A1" office:value-type="string">
            <text:p text:style-name="P11">82.9618</text:p>
          </table:table-cell>
          <table:table-cell table:style-name="Таблица3.A1" office:value-type="string">
            <text:p text:style-name="P11">228.401</text:p>
          </table:table-cell>
        </table:table-row>
      </table:table>
      <text:p text:style-name="P23"/>
      <text:p text:style-name="P20"><text:span text:style-name="T6">При разработки </text:span><text:span text:style-name="T7">программ с большим количеством вычислений, компилятор g++ позволяет оптимизировать программы по быстродействию. Для получения оптимизированных программ можно использовать ключи </text:span><text:span text:style-name="T11">-O0</text:span><text:span text:style-name="T7">, </text:span><text:span text:style-name="T11">-O1</text:span><text:span text:style-name="T7">, </text:span><text:span text:style-name="T11">-O2</text:span><text:span text:style-name="T7">, </text:span><text:span text:style-name="T11">-O3</text:span><text:span text:style-name="T13">,</text:span><text:span text:style-name="T11"> -</text:span><text:span text:style-name="T12">Os</text:span><text:span text:style-name="T7">:</text:span></text:p>
      <text:list xml:id="list962986004" text:style-name="L2">
        <text:list-item>
          <text:p text:style-name="P24"><text:span text:style-name="T31">при использовании ключа </text:span><text:span text:style-name="T29">-O0</text:span><text:span text:style-name="T31"> оптимизация отключена, достигается максимальная </text:span>скорость компиляции, опция задействована по умолчанию;</text:p>
        </text:list-item>
        <text:list-item>
          <text:p text:style-name="P24"><text:span text:style-name="T31">при использовании ключа «мягкой» оптимизации </text:span><text:span text:style-name="T29">-</text:span><text:span text:style-name="T27">O1</text:span> <text:span text:style-name="T31">происходит </text:span>некоторое увеличение времени компиляции, <text:span text:style-name="T32">этот ключ оптимизации позволяет</text:span> одновременно уменьшать занимаемую <text:span text:style-name="T32">программой </text:span>память и <text:span text:style-name="T32">уменьшить время выполнения программы;</text:span></text:p>
        </text:list-item>
        <text:list-item>
          <text:p text:style-name="P24"><text:span text:style-name="T30">при использовании ключа </text:span><text:span text:style-name="T27">-02</text:span> <text:span text:style-name="T30">происходит существенное уменьшение времени работы программы, при этом не происходит увеличение памяти занимаемой программой, не происходит </text:span>развертк<text:span text:style-name="T30">а</text:span> циклов и автоматическое встраивание функций;</text:p>
        </text:list-item>
        <text:list-item>
          <text:p text:style-name="P24"><text:span text:style-name="T30">ключ «агрессивной» оптимизации </text:span><text:span text:style-name="T28">-O3</text:span><text:span text:style-name="T30"> нацелен в первую очередь на уменьшение времени выполнения программы, при этом может произойти увеличение объёма кода и времени компиляции, в этом случае происходит </text:span>развертк<text:span text:style-name="T30">а</text:span> циклов и автоматическое встраивание функций<text:span text:style-name="T30">;</text:span></text:p>
        </text:list-item>
        <text:list-item>
          <text:p text:style-name="P25"><text:span text:style-name="T30">ключ </text:span><text:span text:style-name="T28">-Os</text:span><text:span text:style-name="T30"> ориентирован на оптимизацию размера программы, в</text:span>ключаются те опции из набора <text:span text:style-name="T27">-O2</text:span>, которые обычно не увеличивают объём кода, применяются некоторые другие оптимизации, направленные на снижение его объёма.</text:p>
        </text:list-item>
      </text:list>
      <text:p text:style-name="P2">Краткие теоретические сведения</text:p>
      <text:p text:style-name="P4"><text:soft-page-break/>Умножение матриц</text:p>
      <text:p text:style-name="P5"><text:span text:style-name="Основной_20_шрифт_20_абзаца"><text:span text:style-name="T2">Умножение матриц – одна из основных операций над матрицами. Произведение матриц </text:span></text:span><draw:frame draw:style-name="fr2" draw:name="1" text:anchor-type="as-char" svg:width="1.879cm" style:rel-width="scale" svg:height="0.503cm" style:rel-height="scale" draw:z-index="0"><draw:object xlink:href="./Object 1" xlink:type="simple" xlink:show="embed" xlink:actuate="onLoad"/><draw:image xlink:href="./ObjectReplacements/Object 1" xlink:type="simple" xlink:show="embed" xlink:actuate="onLoad"/></draw:frame><text:span text:style-name="Основной_20_шрифт_20_абзаца"><text:span text:style-name="T2"><text:s/>состоит из всех возможных комбинаций скалярных произведений вектор-строк матрицы </text:span></text:span><draw:frame draw:style-name="fr2" draw:name="2" text:anchor-type="as-char" svg:width="0.265cm" style:rel-width="scale" svg:height="0.503cm" style:rel-height="scale" draw:z-index="1"><draw:object xlink:href="./Object 2" xlink:type="simple" xlink:show="embed" xlink:actuate="onLoad"/><draw:image xlink:href="./ObjectReplacements/Object 2" xlink:type="simple" xlink:show="embed" xlink:actuate="onLoad"/></draw:frame><text:span text:style-name="Основной_20_шрифт_20_абзаца"><text:span text:style-name="T2"><text:s/>и вектор-столбцов матрицы </text:span></text:span><draw:frame draw:style-name="fr2" draw:name="3" text:anchor-type="as-char" svg:width="0.291cm" style:rel-width="scale" svg:height="0.503cm" style:rel-height="scale" draw:z-index="2"><draw:object xlink:href="./Object 3" xlink:type="simple" xlink:show="embed" xlink:actuate="onLoad"/><draw:image xlink:href="./ObjectReplacements/Object 3" xlink:type="simple" xlink:show="embed" xlink:actuate="onLoad"/></draw:frame><text:span text:style-name="Основной_20_шрифт_20_абзаца"><text:span text:style-name="T2">.</text:span></text:span></text:p>
      <table:table table:name="Таблица2" table:style-name="Таблица2">
        <table:table-column table:style-name="Таблица2.A" table:number-columns-repeated="18"/>
        <table:table-row table:style-name="Таблица2.1"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16"><draw:custom-shape text:anchor-type="paragraph" draw:z-index="20" draw:name="Левая круглая скобка 6" draw:style-name="gr1" draw:text-style-name="P28" svg:width="0.339cm" svg:height="2.641cm" svg:x="-0.002cm" svg:y="0.582cm"><text:p/><draw:enhanced-geometry svg:viewBox="0 0 21600 21600" draw:path-stretchpoint-x="21600" draw:path-stretchpoint-y="21600" draw:text-areas="?f39 ?f40 ?f18 ?f42" draw:glue-points="?f18 ?f10 ?f18 ?f19" draw:type="non-primitive" draw:modifiers="0" draw:enhanced-path="S M ?f18 ?f19 A ?f82 ?f83 ?f84 ?f85 ?f18 ?f19 ?f79 ?f81 W ?f86 ?f87 ?f88 ?f89 ?f18 ?f19 ?f79 ?f81 L ?f10 ?f26 A ?f125 ?f126 ?f127 ?f128 ?f10 ?f26 ?f122 ?f124 W ?f129 ?f130 ?f131 ?f132 ?f10 ?f26 ?f122 ?f124 Z N F M ?f18 ?f19 A ?f82 ?f83 ?f84 ?f85 ?f18 ?f19 ?f79 ?f81 W ?f86 ?f87 ?f88 ?f89 ?f18 ?f19 ?f79 ?f81 L ?f10 ?f26 A ?f125 ?f126 ?f127 ?f128 ?f10 ?f26 ?f122 ?f124 W ?f129 ?f130 ?f131 ?f132 ?f10 ?f26 ?f122 ?f124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0"/><draw:equation draw:name="f11" draw:formula="8333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0"/><draw:equation draw:name="f21" draw:formula="?f18 - ?f10"/><draw:equation draw:name="f22" draw:formula="min(?f21, ?f20)"/><draw:equation draw:name="f23" draw:formula="?f21 * ?f17"/><draw:equation draw:name="f24" draw:formula="?f22 * ?f11"/><draw:equation draw:name="f25" draw:formula="?f12 - ?f1"/><draw:equation draw:name="f26" draw:formula="?f24 / 100000"/><draw:equation draw:name="f27" draw:formula="?f25 + ?f1"/><draw:equation draw:name="f28" draw:formula="?f27 * ?f9 / ?f0"/><draw:equation draw:name="f29" draw:formula="0 - ?f28"/><draw:equation draw:name="f30" draw:formula="sin(?f29)"/><draw:equation draw:name="f31" draw:formula="0 - ?f30"/><draw:equation draw:name="f32" draw:formula="?f31"/><draw:equation draw:name="f33" draw:formula="cos(?f29)"/><draw:equation draw:name="f34" draw:formula="0 - ?f33"/><draw:equation draw:name="f35" draw:formula="?f34"/><draw:equation draw:name="f36" draw:formula="?f26 * ?f17"/><draw:equation draw:name="f37" draw:formula="?f32 * ?f21"/><draw:equation draw:name="f38" draw:formula="?f35 * ?f26"/><draw:equation draw:name="f39" draw:formula="?f18 - ?f37"/><draw:equation draw:name="f40" draw:formula="?f26 - ?f38"/><draw:equation draw:name="f41" draw:formula="?f19 + ?f38"/><draw:equation draw:name="f42" draw:formula="?f41 - ?f26"/><draw:equation draw:name="f43" draw:formula="21550000 - ?f1"/><draw:equation draw:name="f44" draw:formula="if(?f43, ?f1, 21550000)"/><draw:equation draw:name="f45" draw:formula="-21550000 - ?f44"/><draw:equation draw:name="f46" draw:formula="if(?f45, -21550000, ?f44)"/><draw:equation draw:name="f47" draw:formula="?f1 + ?f46"/><draw:equation draw:name="f48" draw:formula="?f1 + ?f1"/><draw:equation draw:name="f49" draw:formula="?f48 * ?f9 / ?f0"/><draw:equation draw:name="f50" draw:formula="0 - ?f49"/><draw:equation draw:name="f51" draw:formula="cos(?f50)"/><draw:equation draw:name="f52" draw:formula="0 - ?f51"/><draw:equation draw:name="f53" draw:formula="?f52 * ?f23"/><draw:equation draw:name="f54" draw:formula="sin(?f50)"/><draw:equation draw:name="f55" draw:formula="0 - ?f54"/><draw:equation draw:name="f56" draw:formula="?f55 * ?f36"/><draw:equation draw:name="f57" draw:formula="sqrt(?f53 * ?f53 + ?f56 * ?f56 + 0 * 0)"/><draw:equation draw:name="f58" draw:formula="?f23 * ?f36 / ?f57"/><draw:equation draw:name="f59" draw:formula="?f55 * ?f58"/><draw:equation draw:name="f60" draw:formula="?f18 - ?f59"/><draw:equation draw:name="f61" draw:formula="?f52 * ?f58"/><draw:equation draw:name="f62" draw:formula="?f19 - ?f61"/><draw:equation draw:name="f63" draw:formula="?f60 - ?f23"/><draw:equation draw:name="f64" draw:formula="?f62 - ?f36"/><draw:equation draw:name="f65" draw:formula="?f60 + ?f23"/><draw:equation draw:name="f66" draw:formula="?f62 + ?f36"/><draw:equation draw:name="f67" draw:formula="?f47 + ?f1"/><draw:equation draw:name="f68" draw:formula="?f67 * ?f9 / ?f0"/><draw:equation draw:name="f69" draw:formula="0 - ?f68"/><draw:equation draw:name="f70" draw:formula="cos(?f69)"/><draw:equation draw:name="f71" draw:formula="0 - ?f70"/><draw:equation draw:name="f72" draw:formula="?f71 * ?f23"/><draw:equation draw:name="f73" draw:formula="sin(?f69)"/><draw:equation draw:name="f74" draw:formula="0 - ?f73"/><draw:equation draw:name="f75" draw:formula="?f74 * ?f36"/><draw:equation draw:name="f76" draw:formula="sqrt(?f72 * ?f72 + ?f75 * ?f75 + 0 * 0)"/><draw:equation draw:name="f77" draw:formula="?f23 * ?f36 / ?f76"/><draw:equation draw:name="f78" draw:formula="?f74 * ?f77"/><draw:equation draw:name="f79" draw:formula="?f60 + ?f78"/><draw:equation draw:name="f80" draw:formula="?f71 * ?f77"/><draw:equation draw:name="f81" draw:formula="?f62 + ?f80"/><draw:equation draw:name="f82" draw:formula="if(?f46, ?f18, ?f63)"/><draw:equation draw:name="f83" draw:formula="if(?f46, ?f19, ?f64)"/><draw:equation draw:name="f84" draw:formula="if(?f46, ?f18, ?f65)"/><draw:equation draw:name="f85" draw:formula="if(?f46, ?f19, ?f66)"/><draw:equation draw:name="f86" draw:formula="if(?f46, ?f63, ?f79)"/><draw:equation draw:name="f87" draw:formula="if(?f46, ?f64, ?f81)"/><draw:equation draw:name="f88" draw:formula="if(?f46, ?f65, ?f79)"/><draw:equation draw:name="f89" draw:formula="if(?f46, ?f66, ?f81)"/><draw:equation draw:name="f90" draw:formula="?f0 + ?f46"/><draw:equation draw:name="f91" draw:formula="?f0 + ?f1"/><draw:equation draw:name="f92" draw:formula="?f91 * ?f9 / ?f0"/><draw:equation draw:name="f93" draw:formula="0 - ?f92"/><draw:equation draw:name="f94" draw:formula="cos(?f93)"/><draw:equation draw:name="f95" draw:formula="0 - ?f94"/><draw:equation draw:name="f96" draw:formula="?f95 * ?f23"/><draw:equation draw:name="f97" draw:formula="sin(?f93)"/><draw:equation draw:name="f98" draw:formula="0 - ?f97"/><draw:equation draw:name="f99" draw:formula="?f98 * ?f36"/><draw:equation draw:name="f100" draw:formula="sqrt(?f96 * ?f96 + ?f99 * ?f99 + 0 * 0)"/><draw:equation draw:name="f101" draw:formula="?f23 * ?f36 / ?f100"/><draw:equation draw:name="f102" draw:formula="?f98 * ?f101"/><draw:equation draw:name="f103" draw:formula="?f10 - ?f102"/><draw:equation draw:name="f104" draw:formula="?f95 * ?f101"/><draw:equation draw:name="f105" draw:formula="?f26 - ?f104"/><draw:equation draw:name="f106" draw:formula="?f103 - ?f23"/><draw:equation draw:name="f107" draw:formula="?f105 - ?f36"/><draw:equation draw:name="f108" draw:formula="?f103 + ?f23"/><draw:equation draw:name="f109" draw:formula="?f105 + ?f36"/><draw:equation draw:name="f110" draw:formula="?f90 + ?f1"/><draw:equation draw:name="f111" draw:formula="?f110 * ?f9 / ?f0"/><draw:equation draw:name="f112" draw:formula="0 - ?f111"/><draw:equation draw:name="f113" draw:formula="cos(?f112)"/><draw:equation draw:name="f114" draw:formula="0 - ?f113"/><draw:equation draw:name="f115" draw:formula="?f114 * ?f23"/><draw:equation draw:name="f116" draw:formula="sin(?f112)"/><draw:equation draw:name="f117" draw:formula="0 - ?f116"/><draw:equation draw:name="f118" draw:formula="?f117 * ?f36"/><draw:equation draw:name="f119" draw:formula="sqrt(?f115 * ?f115 + ?f118 * ?f118 + 0 * 0)"/><draw:equation draw:name="f120" draw:formula="?f23 * ?f36 / ?f119"/><draw:equation draw:name="f121" draw:formula="?f117 * ?f120"/><draw:equation draw:name="f122" draw:formula="?f103 + ?f121"/><draw:equation draw:name="f123" draw:formula="?f114 * ?f120"/><draw:equation draw:name="f124" draw:formula="?f105 + ?f123"/><draw:equation draw:name="f125" draw:formula="if(?f46, ?f10, ?f106)"/><draw:equation draw:name="f126" draw:formula="if(?f46, ?f26, ?f107)"/><draw:equation draw:name="f127" draw:formula="if(?f46, ?f10, ?f108)"/><draw:equation draw:name="f128" draw:formula="if(?f46, ?f26, ?f109)"/><draw:equation draw:name="f129" draw:formula="if(?f46, ?f106, ?f122)"/><draw:equation draw:name="f130" draw:formula="if(?f46, ?f107, ?f124)"/><draw:equation draw:name="f131" draw:formula="if(?f46, ?f108, ?f122)"/><draw:equation draw:name="f132" draw:formula="if(?f46, ?f109, ?f124)"/></draw:enhanced-geometry></draw:custom-shape><text:span text:style-name="Основной_20_шрифт_20_абзаца"><text:span text:style-name="T8"/></text:span></text:p>
          </table:table-cell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16"><draw:custom-shape text:anchor-type="paragraph" draw:z-index="62" draw:name="Левая круглая скобка 9" draw:style-name="gr1" draw:text-style-name="P28" svg:width="0.339cm" svg:height="2.641cm" svg:x="0.568cm" svg:y="0.582cm"><text:p/><draw:enhanced-geometry svg:viewBox="0 0 21600 21600" draw:mirror-horizontal="true" draw:path-stretchpoint-x="21600" draw:path-stretchpoint-y="21600" draw:text-areas="?f39 ?f40 ?f18 ?f42" draw:glue-points="?f18 ?f10 ?f18 ?f19" draw:type="non-primitive" draw:modifiers="0" draw:enhanced-path="S M ?f18 ?f19 A ?f82 ?f83 ?f84 ?f85 ?f18 ?f19 ?f79 ?f81 W ?f86 ?f87 ?f88 ?f89 ?f18 ?f19 ?f79 ?f81 L ?f10 ?f26 A ?f125 ?f126 ?f127 ?f128 ?f10 ?f26 ?f122 ?f124 W ?f129 ?f130 ?f131 ?f132 ?f10 ?f26 ?f122 ?f124 Z N F M ?f18 ?f19 A ?f82 ?f83 ?f84 ?f85 ?f18 ?f19 ?f79 ?f81 W ?f86 ?f87 ?f88 ?f89 ?f18 ?f19 ?f79 ?f81 L ?f10 ?f26 A ?f125 ?f126 ?f127 ?f128 ?f10 ?f26 ?f122 ?f124 W ?f129 ?f130 ?f131 ?f132 ?f10 ?f26 ?f122 ?f124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0"/><draw:equation draw:name="f11" draw:formula="8333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0"/><draw:equation draw:name="f21" draw:formula="?f18 - ?f10"/><draw:equation draw:name="f22" draw:formula="min(?f21, ?f20)"/><draw:equation draw:name="f23" draw:formula="?f21 * ?f17"/><draw:equation draw:name="f24" draw:formula="?f22 * ?f11"/><draw:equation draw:name="f25" draw:formula="?f12 - ?f1"/><draw:equation draw:name="f26" draw:formula="?f24 / 100000"/><draw:equation draw:name="f27" draw:formula="?f25 + ?f1"/><draw:equation draw:name="f28" draw:formula="?f27 * ?f9 / ?f0"/><draw:equation draw:name="f29" draw:formula="0 - ?f28"/><draw:equation draw:name="f30" draw:formula="sin(?f29)"/><draw:equation draw:name="f31" draw:formula="0 - ?f30"/><draw:equation draw:name="f32" draw:formula="?f31"/><draw:equation draw:name="f33" draw:formula="cos(?f29)"/><draw:equation draw:name="f34" draw:formula="0 - ?f33"/><draw:equation draw:name="f35" draw:formula="?f34"/><draw:equation draw:name="f36" draw:formula="?f26 * ?f17"/><draw:equation draw:name="f37" draw:formula="?f32 * ?f21"/><draw:equation draw:name="f38" draw:formula="?f35 * ?f26"/><draw:equation draw:name="f39" draw:formula="?f18 - ?f37"/><draw:equation draw:name="f40" draw:formula="?f26 - ?f38"/><draw:equation draw:name="f41" draw:formula="?f19 + ?f38"/><draw:equation draw:name="f42" draw:formula="?f41 - ?f26"/><draw:equation draw:name="f43" draw:formula="21550000 - ?f1"/><draw:equation draw:name="f44" draw:formula="if(?f43, ?f1, 21550000)"/><draw:equation draw:name="f45" draw:formula="-21550000 - ?f44"/><draw:equation draw:name="f46" draw:formula="if(?f45, -21550000, ?f44)"/><draw:equation draw:name="f47" draw:formula="?f1 + ?f46"/><draw:equation draw:name="f48" draw:formula="?f1 + ?f1"/><draw:equation draw:name="f49" draw:formula="?f48 * ?f9 / ?f0"/><draw:equation draw:name="f50" draw:formula="0 - ?f49"/><draw:equation draw:name="f51" draw:formula="cos(?f50)"/><draw:equation draw:name="f52" draw:formula="0 - ?f51"/><draw:equation draw:name="f53" draw:formula="?f52 * ?f23"/><draw:equation draw:name="f54" draw:formula="sin(?f50)"/><draw:equation draw:name="f55" draw:formula="0 - ?f54"/><draw:equation draw:name="f56" draw:formula="?f55 * ?f36"/><draw:equation draw:name="f57" draw:formula="sqrt(?f53 * ?f53 + ?f56 * ?f56 + 0 * 0)"/><draw:equation draw:name="f58" draw:formula="?f23 * ?f36 / ?f57"/><draw:equation draw:name="f59" draw:formula="?f55 * ?f58"/><draw:equation draw:name="f60" draw:formula="?f18 - ?f59"/><draw:equation draw:name="f61" draw:formula="?f52 * ?f58"/><draw:equation draw:name="f62" draw:formula="?f19 - ?f61"/><draw:equation draw:name="f63" draw:formula="?f60 - ?f23"/><draw:equation draw:name="f64" draw:formula="?f62 - ?f36"/><draw:equation draw:name="f65" draw:formula="?f60 + ?f23"/><draw:equation draw:name="f66" draw:formula="?f62 + ?f36"/><draw:equation draw:name="f67" draw:formula="?f47 + ?f1"/><draw:equation draw:name="f68" draw:formula="?f67 * ?f9 / ?f0"/><draw:equation draw:name="f69" draw:formula="0 - ?f68"/><draw:equation draw:name="f70" draw:formula="cos(?f69)"/><draw:equation draw:name="f71" draw:formula="0 - ?f70"/><draw:equation draw:name="f72" draw:formula="?f71 * ?f23"/><draw:equation draw:name="f73" draw:formula="sin(?f69)"/><draw:equation draw:name="f74" draw:formula="0 - ?f73"/><draw:equation draw:name="f75" draw:formula="?f74 * ?f36"/><draw:equation draw:name="f76" draw:formula="sqrt(?f72 * ?f72 + ?f75 * ?f75 + 0 * 0)"/><draw:equation draw:name="f77" draw:formula="?f23 * ?f36 / ?f76"/><draw:equation draw:name="f78" draw:formula="?f74 * ?f77"/><draw:equation draw:name="f79" draw:formula="?f60 + ?f78"/><draw:equation draw:name="f80" draw:formula="?f71 * ?f77"/><draw:equation draw:name="f81" draw:formula="?f62 + ?f80"/><draw:equation draw:name="f82" draw:formula="if(?f46, ?f18, ?f63)"/><draw:equation draw:name="f83" draw:formula="if(?f46, ?f19, ?f64)"/><draw:equation draw:name="f84" draw:formula="if(?f46, ?f18, ?f65)"/><draw:equation draw:name="f85" draw:formula="if(?f46, ?f19, ?f66)"/><draw:equation draw:name="f86" draw:formula="if(?f46, ?f63, ?f79)"/><draw:equation draw:name="f87" draw:formula="if(?f46, ?f64, ?f81)"/><draw:equation draw:name="f88" draw:formula="if(?f46, ?f65, ?f79)"/><draw:equation draw:name="f89" draw:formula="if(?f46, ?f66, ?f81)"/><draw:equation draw:name="f90" draw:formula="?f0 + ?f46"/><draw:equation draw:name="f91" draw:formula="?f0 + ?f1"/><draw:equation draw:name="f92" draw:formula="?f91 * ?f9 / ?f0"/><draw:equation draw:name="f93" draw:formula="0 - ?f92"/><draw:equation draw:name="f94" draw:formula="cos(?f93)"/><draw:equation draw:name="f95" draw:formula="0 - ?f94"/><draw:equation draw:name="f96" draw:formula="?f95 * ?f23"/><draw:equation draw:name="f97" draw:formula="sin(?f93)"/><draw:equation draw:name="f98" draw:formula="0 - ?f97"/><draw:equation draw:name="f99" draw:formula="?f98 * ?f36"/><draw:equation draw:name="f100" draw:formula="sqrt(?f96 * ?f96 + ?f99 * ?f99 + 0 * 0)"/><draw:equation draw:name="f101" draw:formula="?f23 * ?f36 / ?f100"/><draw:equation draw:name="f102" draw:formula="?f98 * ?f101"/><draw:equation draw:name="f103" draw:formula="?f10 - ?f102"/><draw:equation draw:name="f104" draw:formula="?f95 * ?f101"/><draw:equation draw:name="f105" draw:formula="?f26 - ?f104"/><draw:equation draw:name="f106" draw:formula="?f103 - ?f23"/><draw:equation draw:name="f107" draw:formula="?f105 - ?f36"/><draw:equation draw:name="f108" draw:formula="?f103 + ?f23"/><draw:equation draw:name="f109" draw:formula="?f105 + ?f36"/><draw:equation draw:name="f110" draw:formula="?f90 + ?f1"/><draw:equation draw:name="f111" draw:formula="?f110 * ?f9 / ?f0"/><draw:equation draw:name="f112" draw:formula="0 - ?f111"/><draw:equation draw:name="f113" draw:formula="cos(?f112)"/><draw:equation draw:name="f114" draw:formula="0 - ?f113"/><draw:equation draw:name="f115" draw:formula="?f114 * ?f23"/><draw:equation draw:name="f116" draw:formula="sin(?f112)"/><draw:equation draw:name="f117" draw:formula="0 - ?f116"/><draw:equation draw:name="f118" draw:formula="?f117 * ?f36"/><draw:equation draw:name="f119" draw:formula="sqrt(?f115 * ?f115 + ?f118 * ?f118 + 0 * 0)"/><draw:equation draw:name="f120" draw:formula="?f23 * ?f36 / ?f119"/><draw:equation draw:name="f121" draw:formula="?f117 * ?f120"/><draw:equation draw:name="f122" draw:formula="?f103 + ?f121"/><draw:equation draw:name="f123" draw:formula="?f114 * ?f120"/><draw:equation draw:name="f124" draw:formula="?f105 + ?f123"/><draw:equation draw:name="f125" draw:formula="if(?f46, ?f10, ?f106)"/><draw:equation draw:name="f126" draw:formula="if(?f46, ?f26, ?f107)"/><draw:equation draw:name="f127" draw:formula="if(?f46, ?f10, ?f108)"/><draw:equation draw:name="f128" draw:formula="if(?f46, ?f26, ?f109)"/><draw:equation draw:name="f129" draw:formula="if(?f46, ?f106, ?f122)"/><draw:equation draw:name="f130" draw:formula="if(?f46, ?f107, ?f124)"/><draw:equation draw:name="f131" draw:formula="if(?f46, ?f108, ?f122)"/><draw:equation draw:name="f132" draw:formula="if(?f46, ?f109, ?f124)"/></draw:enhanced-geometry></draw:custom-shape><text:span text:style-name="Основной_20_шрифт_20_абзаца"><text:span text:style-name="T8"/></text:span></text:p>
          </table:table-cell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16"><draw:custom-shape text:anchor-type="paragraph" draw:z-index="25" draw:name="Левая круглая скобка 8" draw:style-name="gr1" draw:text-style-name="P28" svg:width="0.339cm" svg:height="2.641cm" svg:x="-0.009cm" svg:y="0.584cm"><text:p/><draw:enhanced-geometry svg:viewBox="0 0 21600 21600" draw:path-stretchpoint-x="21600" draw:path-stretchpoint-y="21600" draw:text-areas="?f39 ?f40 ?f18 ?f42" draw:glue-points="?f18 ?f10 ?f18 ?f19" draw:type="non-primitive" draw:modifiers="0" draw:enhanced-path="S M ?f18 ?f19 A ?f82 ?f83 ?f84 ?f85 ?f18 ?f19 ?f79 ?f81 W ?f86 ?f87 ?f88 ?f89 ?f18 ?f19 ?f79 ?f81 L ?f10 ?f26 A ?f125 ?f126 ?f127 ?f128 ?f10 ?f26 ?f122 ?f124 W ?f129 ?f130 ?f131 ?f132 ?f10 ?f26 ?f122 ?f124 Z N F M ?f18 ?f19 A ?f82 ?f83 ?f84 ?f85 ?f18 ?f19 ?f79 ?f81 W ?f86 ?f87 ?f88 ?f89 ?f18 ?f19 ?f79 ?f81 L ?f10 ?f26 A ?f125 ?f126 ?f127 ?f128 ?f10 ?f26 ?f122 ?f124 W ?f129 ?f130 ?f131 ?f132 ?f10 ?f26 ?f122 ?f124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0"/><draw:equation draw:name="f11" draw:formula="8333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0"/><draw:equation draw:name="f21" draw:formula="?f18 - ?f10"/><draw:equation draw:name="f22" draw:formula="min(?f21, ?f20)"/><draw:equation draw:name="f23" draw:formula="?f21 * ?f17"/><draw:equation draw:name="f24" draw:formula="?f22 * ?f11"/><draw:equation draw:name="f25" draw:formula="?f12 - ?f1"/><draw:equation draw:name="f26" draw:formula="?f24 / 100000"/><draw:equation draw:name="f27" draw:formula="?f25 + ?f1"/><draw:equation draw:name="f28" draw:formula="?f27 * ?f9 / ?f0"/><draw:equation draw:name="f29" draw:formula="0 - ?f28"/><draw:equation draw:name="f30" draw:formula="sin(?f29)"/><draw:equation draw:name="f31" draw:formula="0 - ?f30"/><draw:equation draw:name="f32" draw:formula="?f31"/><draw:equation draw:name="f33" draw:formula="cos(?f29)"/><draw:equation draw:name="f34" draw:formula="0 - ?f33"/><draw:equation draw:name="f35" draw:formula="?f34"/><draw:equation draw:name="f36" draw:formula="?f26 * ?f17"/><draw:equation draw:name="f37" draw:formula="?f32 * ?f21"/><draw:equation draw:name="f38" draw:formula="?f35 * ?f26"/><draw:equation draw:name="f39" draw:formula="?f18 - ?f37"/><draw:equation draw:name="f40" draw:formula="?f26 - ?f38"/><draw:equation draw:name="f41" draw:formula="?f19 + ?f38"/><draw:equation draw:name="f42" draw:formula="?f41 - ?f26"/><draw:equation draw:name="f43" draw:formula="21550000 - ?f1"/><draw:equation draw:name="f44" draw:formula="if(?f43, ?f1, 21550000)"/><draw:equation draw:name="f45" draw:formula="-21550000 - ?f44"/><draw:equation draw:name="f46" draw:formula="if(?f45, -21550000, ?f44)"/><draw:equation draw:name="f47" draw:formula="?f1 + ?f46"/><draw:equation draw:name="f48" draw:formula="?f1 + ?f1"/><draw:equation draw:name="f49" draw:formula="?f48 * ?f9 / ?f0"/><draw:equation draw:name="f50" draw:formula="0 - ?f49"/><draw:equation draw:name="f51" draw:formula="cos(?f50)"/><draw:equation draw:name="f52" draw:formula="0 - ?f51"/><draw:equation draw:name="f53" draw:formula="?f52 * ?f23"/><draw:equation draw:name="f54" draw:formula="sin(?f50)"/><draw:equation draw:name="f55" draw:formula="0 - ?f54"/><draw:equation draw:name="f56" draw:formula="?f55 * ?f36"/><draw:equation draw:name="f57" draw:formula="sqrt(?f53 * ?f53 + ?f56 * ?f56 + 0 * 0)"/><draw:equation draw:name="f58" draw:formula="?f23 * ?f36 / ?f57"/><draw:equation draw:name="f59" draw:formula="?f55 * ?f58"/><draw:equation draw:name="f60" draw:formula="?f18 - ?f59"/><draw:equation draw:name="f61" draw:formula="?f52 * ?f58"/><draw:equation draw:name="f62" draw:formula="?f19 - ?f61"/><draw:equation draw:name="f63" draw:formula="?f60 - ?f23"/><draw:equation draw:name="f64" draw:formula="?f62 - ?f36"/><draw:equation draw:name="f65" draw:formula="?f60 + ?f23"/><draw:equation draw:name="f66" draw:formula="?f62 + ?f36"/><draw:equation draw:name="f67" draw:formula="?f47 + ?f1"/><draw:equation draw:name="f68" draw:formula="?f67 * ?f9 / ?f0"/><draw:equation draw:name="f69" draw:formula="0 - ?f68"/><draw:equation draw:name="f70" draw:formula="cos(?f69)"/><draw:equation draw:name="f71" draw:formula="0 - ?f70"/><draw:equation draw:name="f72" draw:formula="?f71 * ?f23"/><draw:equation draw:name="f73" draw:formula="sin(?f69)"/><draw:equation draw:name="f74" draw:formula="0 - ?f73"/><draw:equation draw:name="f75" draw:formula="?f74 * ?f36"/><draw:equation draw:name="f76" draw:formula="sqrt(?f72 * ?f72 + ?f75 * ?f75 + 0 * 0)"/><draw:equation draw:name="f77" draw:formula="?f23 * ?f36 / ?f76"/><draw:equation draw:name="f78" draw:formula="?f74 * ?f77"/><draw:equation draw:name="f79" draw:formula="?f60 + ?f78"/><draw:equation draw:name="f80" draw:formula="?f71 * ?f77"/><draw:equation draw:name="f81" draw:formula="?f62 + ?f80"/><draw:equation draw:name="f82" draw:formula="if(?f46, ?f18, ?f63)"/><draw:equation draw:name="f83" draw:formula="if(?f46, ?f19, ?f64)"/><draw:equation draw:name="f84" draw:formula="if(?f46, ?f18, ?f65)"/><draw:equation draw:name="f85" draw:formula="if(?f46, ?f19, ?f66)"/><draw:equation draw:name="f86" draw:formula="if(?f46, ?f63, ?f79)"/><draw:equation draw:name="f87" draw:formula="if(?f46, ?f64, ?f81)"/><draw:equation draw:name="f88" draw:formula="if(?f46, ?f65, ?f79)"/><draw:equation draw:name="f89" draw:formula="if(?f46, ?f66, ?f81)"/><draw:equation draw:name="f90" draw:formula="?f0 + ?f46"/><draw:equation draw:name="f91" draw:formula="?f0 + ?f1"/><draw:equation draw:name="f92" draw:formula="?f91 * ?f9 / ?f0"/><draw:equation draw:name="f93" draw:formula="0 - ?f92"/><draw:equation draw:name="f94" draw:formula="cos(?f93)"/><draw:equation draw:name="f95" draw:formula="0 - ?f94"/><draw:equation draw:name="f96" draw:formula="?f95 * ?f23"/><draw:equation draw:name="f97" draw:formula="sin(?f93)"/><draw:equation draw:name="f98" draw:formula="0 - ?f97"/><draw:equation draw:name="f99" draw:formula="?f98 * ?f36"/><draw:equation draw:name="f100" draw:formula="sqrt(?f96 * ?f96 + ?f99 * ?f99 + 0 * 0)"/><draw:equation draw:name="f101" draw:formula="?f23 * ?f36 / ?f100"/><draw:equation draw:name="f102" draw:formula="?f98 * ?f101"/><draw:equation draw:name="f103" draw:formula="?f10 - ?f102"/><draw:equation draw:name="f104" draw:formula="?f95 * ?f101"/><draw:equation draw:name="f105" draw:formula="?f26 - ?f104"/><draw:equation draw:name="f106" draw:formula="?f103 - ?f23"/><draw:equation draw:name="f107" draw:formula="?f105 - ?f36"/><draw:equation draw:name="f108" draw:formula="?f103 + ?f23"/><draw:equation draw:name="f109" draw:formula="?f105 + ?f36"/><draw:equation draw:name="f110" draw:formula="?f90 + ?f1"/><draw:equation draw:name="f111" draw:formula="?f110 * ?f9 / ?f0"/><draw:equation draw:name="f112" draw:formula="0 - ?f111"/><draw:equation draw:name="f113" draw:formula="cos(?f112)"/><draw:equation draw:name="f114" draw:formula="0 - ?f113"/><draw:equation draw:name="f115" draw:formula="?f114 * ?f23"/><draw:equation draw:name="f116" draw:formula="sin(?f112)"/><draw:equation draw:name="f117" draw:formula="0 - ?f116"/><draw:equation draw:name="f118" draw:formula="?f117 * ?f36"/><draw:equation draw:name="f119" draw:formula="sqrt(?f115 * ?f115 + ?f118 * ?f118 + 0 * 0)"/><draw:equation draw:name="f120" draw:formula="?f23 * ?f36 / ?f119"/><draw:equation draw:name="f121" draw:formula="?f117 * ?f120"/><draw:equation draw:name="f122" draw:formula="?f103 + ?f121"/><draw:equation draw:name="f123" draw:formula="?f114 * ?f120"/><draw:equation draw:name="f124" draw:formula="?f105 + ?f123"/><draw:equation draw:name="f125" draw:formula="if(?f46, ?f10, ?f106)"/><draw:equation draw:name="f126" draw:formula="if(?f46, ?f26, ?f107)"/><draw:equation draw:name="f127" draw:formula="if(?f46, ?f10, ?f108)"/><draw:equation draw:name="f128" draw:formula="if(?f46, ?f26, ?f109)"/><draw:equation draw:name="f129" draw:formula="if(?f46, ?f106, ?f122)"/><draw:equation draw:name="f130" draw:formula="if(?f46, ?f107, ?f124)"/><draw:equation draw:name="f131" draw:formula="if(?f46, ?f108, ?f122)"/><draw:equation draw:name="f132" draw:formula="if(?f46, ?f109, ?f124)"/></draw:enhanced-geometry></draw:custom-shape><text:span text:style-name="Основной_20_шрифт_20_абзаца"><text:span text:style-name="T8"/></text:span></text:p>
          </table:table-cell>
          <table:table-cell table:style-name="Таблица2.I1" office:value-type="string">
            <text:p text:style-name="P14"/>
          </table:table-cell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16"><draw:custom-shape text:anchor-type="paragraph" draw:z-index="64" draw:name="Левая круглая скобка 11" draw:style-name="gr1" draw:text-style-name="P28" svg:width="0.339cm" svg:height="2.641cm" svg:x="0.522cm" svg:y="0.584cm"><text:p/><draw:enhanced-geometry svg:viewBox="0 0 21600 21600" draw:mirror-horizontal="true" draw:path-stretchpoint-x="21600" draw:path-stretchpoint-y="21600" draw:text-areas="?f39 ?f40 ?f18 ?f42" draw:glue-points="?f18 ?f10 ?f18 ?f19" draw:type="non-primitive" draw:modifiers="0" draw:enhanced-path="S M ?f18 ?f19 A ?f82 ?f83 ?f84 ?f85 ?f18 ?f19 ?f79 ?f81 W ?f86 ?f87 ?f88 ?f89 ?f18 ?f19 ?f79 ?f81 L ?f10 ?f26 A ?f125 ?f126 ?f127 ?f128 ?f10 ?f26 ?f122 ?f124 W ?f129 ?f130 ?f131 ?f132 ?f10 ?f26 ?f122 ?f124 Z N F M ?f18 ?f19 A ?f82 ?f83 ?f84 ?f85 ?f18 ?f19 ?f79 ?f81 W ?f86 ?f87 ?f88 ?f89 ?f18 ?f19 ?f79 ?f81 L ?f10 ?f26 A ?f125 ?f126 ?f127 ?f128 ?f10 ?f26 ?f122 ?f124 W ?f129 ?f130 ?f131 ?f132 ?f10 ?f26 ?f122 ?f124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0"/><draw:equation draw:name="f11" draw:formula="8333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0"/><draw:equation draw:name="f21" draw:formula="?f18 - ?f10"/><draw:equation draw:name="f22" draw:formula="min(?f21, ?f20)"/><draw:equation draw:name="f23" draw:formula="?f21 * ?f17"/><draw:equation draw:name="f24" draw:formula="?f22 * ?f11"/><draw:equation draw:name="f25" draw:formula="?f12 - ?f1"/><draw:equation draw:name="f26" draw:formula="?f24 / 100000"/><draw:equation draw:name="f27" draw:formula="?f25 + ?f1"/><draw:equation draw:name="f28" draw:formula="?f27 * ?f9 / ?f0"/><draw:equation draw:name="f29" draw:formula="0 - ?f28"/><draw:equation draw:name="f30" draw:formula="sin(?f29)"/><draw:equation draw:name="f31" draw:formula="0 - ?f30"/><draw:equation draw:name="f32" draw:formula="?f31"/><draw:equation draw:name="f33" draw:formula="cos(?f29)"/><draw:equation draw:name="f34" draw:formula="0 - ?f33"/><draw:equation draw:name="f35" draw:formula="?f34"/><draw:equation draw:name="f36" draw:formula="?f26 * ?f17"/><draw:equation draw:name="f37" draw:formula="?f32 * ?f21"/><draw:equation draw:name="f38" draw:formula="?f35 * ?f26"/><draw:equation draw:name="f39" draw:formula="?f18 - ?f37"/><draw:equation draw:name="f40" draw:formula="?f26 - ?f38"/><draw:equation draw:name="f41" draw:formula="?f19 + ?f38"/><draw:equation draw:name="f42" draw:formula="?f41 - ?f26"/><draw:equation draw:name="f43" draw:formula="21550000 - ?f1"/><draw:equation draw:name="f44" draw:formula="if(?f43, ?f1, 21550000)"/><draw:equation draw:name="f45" draw:formula="-21550000 - ?f44"/><draw:equation draw:name="f46" draw:formula="if(?f45, -21550000, ?f44)"/><draw:equation draw:name="f47" draw:formula="?f1 + ?f46"/><draw:equation draw:name="f48" draw:formula="?f1 + ?f1"/><draw:equation draw:name="f49" draw:formula="?f48 * ?f9 / ?f0"/><draw:equation draw:name="f50" draw:formula="0 - ?f49"/><draw:equation draw:name="f51" draw:formula="cos(?f50)"/><draw:equation draw:name="f52" draw:formula="0 - ?f51"/><draw:equation draw:name="f53" draw:formula="?f52 * ?f23"/><draw:equation draw:name="f54" draw:formula="sin(?f50)"/><draw:equation draw:name="f55" draw:formula="0 - ?f54"/><draw:equation draw:name="f56" draw:formula="?f55 * ?f36"/><draw:equation draw:name="f57" draw:formula="sqrt(?f53 * ?f53 + ?f56 * ?f56 + 0 * 0)"/><draw:equation draw:name="f58" draw:formula="?f23 * ?f36 / ?f57"/><draw:equation draw:name="f59" draw:formula="?f55 * ?f58"/><draw:equation draw:name="f60" draw:formula="?f18 - ?f59"/><draw:equation draw:name="f61" draw:formula="?f52 * ?f58"/><draw:equation draw:name="f62" draw:formula="?f19 - ?f61"/><draw:equation draw:name="f63" draw:formula="?f60 - ?f23"/><draw:equation draw:name="f64" draw:formula="?f62 - ?f36"/><draw:equation draw:name="f65" draw:formula="?f60 + ?f23"/><draw:equation draw:name="f66" draw:formula="?f62 + ?f36"/><draw:equation draw:name="f67" draw:formula="?f47 + ?f1"/><draw:equation draw:name="f68" draw:formula="?f67 * ?f9 / ?f0"/><draw:equation draw:name="f69" draw:formula="0 - ?f68"/><draw:equation draw:name="f70" draw:formula="cos(?f69)"/><draw:equation draw:name="f71" draw:formula="0 - ?f70"/><draw:equation draw:name="f72" draw:formula="?f71 * ?f23"/><draw:equation draw:name="f73" draw:formula="sin(?f69)"/><draw:equation draw:name="f74" draw:formula="0 - ?f73"/><draw:equation draw:name="f75" draw:formula="?f74 * ?f36"/><draw:equation draw:name="f76" draw:formula="sqrt(?f72 * ?f72 + ?f75 * ?f75 + 0 * 0)"/><draw:equation draw:name="f77" draw:formula="?f23 * ?f36 / ?f76"/><draw:equation draw:name="f78" draw:formula="?f74 * ?f77"/><draw:equation draw:name="f79" draw:formula="?f60 + ?f78"/><draw:equation draw:name="f80" draw:formula="?f71 * ?f77"/><draw:equation draw:name="f81" draw:formula="?f62 + ?f80"/><draw:equation draw:name="f82" draw:formula="if(?f46, ?f18, ?f63)"/><draw:equation draw:name="f83" draw:formula="if(?f46, ?f19, ?f64)"/><draw:equation draw:name="f84" draw:formula="if(?f46, ?f18, ?f65)"/><draw:equation draw:name="f85" draw:formula="if(?f46, ?f19, ?f66)"/><draw:equation draw:name="f86" draw:formula="if(?f46, ?f63, ?f79)"/><draw:equation draw:name="f87" draw:formula="if(?f46, ?f64, ?f81)"/><draw:equation draw:name="f88" draw:formula="if(?f46, ?f65, ?f79)"/><draw:equation draw:name="f89" draw:formula="if(?f46, ?f66, ?f81)"/><draw:equation draw:name="f90" draw:formula="?f0 + ?f46"/><draw:equation draw:name="f91" draw:formula="?f0 + ?f1"/><draw:equation draw:name="f92" draw:formula="?f91 * ?f9 / ?f0"/><draw:equation draw:name="f93" draw:formula="0 - ?f92"/><draw:equation draw:name="f94" draw:formula="cos(?f93)"/><draw:equation draw:name="f95" draw:formula="0 - ?f94"/><draw:equation draw:name="f96" draw:formula="?f95 * ?f23"/><draw:equation draw:name="f97" draw:formula="sin(?f93)"/><draw:equation draw:name="f98" draw:formula="0 - ?f97"/><draw:equation draw:name="f99" draw:formula="?f98 * ?f36"/><draw:equation draw:name="f100" draw:formula="sqrt(?f96 * ?f96 + ?f99 * ?f99 + 0 * 0)"/><draw:equation draw:name="f101" draw:formula="?f23 * ?f36 / ?f100"/><draw:equation draw:name="f102" draw:formula="?f98 * ?f101"/><draw:equation draw:name="f103" draw:formula="?f10 - ?f102"/><draw:equation draw:name="f104" draw:formula="?f95 * ?f101"/><draw:equation draw:name="f105" draw:formula="?f26 - ?f104"/><draw:equation draw:name="f106" draw:formula="?f103 - ?f23"/><draw:equation draw:name="f107" draw:formula="?f105 - ?f36"/><draw:equation draw:name="f108" draw:formula="?f103 + ?f23"/><draw:equation draw:name="f109" draw:formula="?f105 + ?f36"/><draw:equation draw:name="f110" draw:formula="?f90 + ?f1"/><draw:equation draw:name="f111" draw:formula="?f110 * ?f9 / ?f0"/><draw:equation draw:name="f112" draw:formula="0 - ?f111"/><draw:equation draw:name="f113" draw:formula="cos(?f112)"/><draw:equation draw:name="f114" draw:formula="0 - ?f113"/><draw:equation draw:name="f115" draw:formula="?f114 * ?f23"/><draw:equation draw:name="f116" draw:formula="sin(?f112)"/><draw:equation draw:name="f117" draw:formula="0 - ?f116"/><draw:equation draw:name="f118" draw:formula="?f117 * ?f36"/><draw:equation draw:name="f119" draw:formula="sqrt(?f115 * ?f115 + ?f118 * ?f118 + 0 * 0)"/><draw:equation draw:name="f120" draw:formula="?f23 * ?f36 / ?f119"/><draw:equation draw:name="f121" draw:formula="?f117 * ?f120"/><draw:equation draw:name="f122" draw:formula="?f103 + ?f121"/><draw:equation draw:name="f123" draw:formula="?f114 * ?f120"/><draw:equation draw:name="f124" draw:formula="?f105 + ?f123"/><draw:equation draw:name="f125" draw:formula="if(?f46, ?f10, ?f106)"/><draw:equation draw:name="f126" draw:formula="if(?f46, ?f26, ?f107)"/><draw:equation draw:name="f127" draw:formula="if(?f46, ?f10, ?f108)"/><draw:equation draw:name="f128" draw:formula="if(?f46, ?f26, ?f109)"/><draw:equation draw:name="f129" draw:formula="if(?f46, ?f106, ?f122)"/><draw:equation draw:name="f130" draw:formula="if(?f46, ?f107, ?f124)"/><draw:equation draw:name="f131" draw:formula="if(?f46, ?f108, ?f122)"/><draw:equation draw:name="f132" draw:formula="if(?f46, ?f109, ?f124)"/></draw:enhanced-geometry></draw:custom-shape><text:span text:style-name="Основной_20_шрифт_20_абзаца"><text:span text:style-name="T8"/></text:span></text:p>
          </table:table-cell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16"><draw:custom-shape text:anchor-type="paragraph" draw:z-index="65" draw:name="Левая круглая скобка 13" draw:style-name="gr1" draw:text-style-name="P28" svg:width="0.339cm" svg:height="2.641cm" svg:x="0.88cm" svg:y="0.584cm"><text:p/><draw:enhanced-geometry svg:viewBox="0 0 21600 21600" draw:path-stretchpoint-x="21600" draw:path-stretchpoint-y="21600" draw:text-areas="?f39 ?f40 ?f18 ?f42" draw:glue-points="?f18 ?f10 ?f18 ?f19" draw:type="non-primitive" draw:modifiers="0" draw:enhanced-path="S M ?f18 ?f19 A ?f82 ?f83 ?f84 ?f85 ?f18 ?f19 ?f79 ?f81 W ?f86 ?f87 ?f88 ?f89 ?f18 ?f19 ?f79 ?f81 L ?f10 ?f26 A ?f125 ?f126 ?f127 ?f128 ?f10 ?f26 ?f122 ?f124 W ?f129 ?f130 ?f131 ?f132 ?f10 ?f26 ?f122 ?f124 Z N F M ?f18 ?f19 A ?f82 ?f83 ?f84 ?f85 ?f18 ?f19 ?f79 ?f81 W ?f86 ?f87 ?f88 ?f89 ?f18 ?f19 ?f79 ?f81 L ?f10 ?f26 A ?f125 ?f126 ?f127 ?f128 ?f10 ?f26 ?f122 ?f124 W ?f129 ?f130 ?f131 ?f132 ?f10 ?f26 ?f122 ?f124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0"/><draw:equation draw:name="f11" draw:formula="8333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0"/><draw:equation draw:name="f21" draw:formula="?f18 - ?f10"/><draw:equation draw:name="f22" draw:formula="min(?f21, ?f20)"/><draw:equation draw:name="f23" draw:formula="?f21 * ?f17"/><draw:equation draw:name="f24" draw:formula="?f22 * ?f11"/><draw:equation draw:name="f25" draw:formula="?f12 - ?f1"/><draw:equation draw:name="f26" draw:formula="?f24 / 100000"/><draw:equation draw:name="f27" draw:formula="?f25 + ?f1"/><draw:equation draw:name="f28" draw:formula="?f27 * ?f9 / ?f0"/><draw:equation draw:name="f29" draw:formula="0 - ?f28"/><draw:equation draw:name="f30" draw:formula="sin(?f29)"/><draw:equation draw:name="f31" draw:formula="0 - ?f30"/><draw:equation draw:name="f32" draw:formula="?f31"/><draw:equation draw:name="f33" draw:formula="cos(?f29)"/><draw:equation draw:name="f34" draw:formula="0 - ?f33"/><draw:equation draw:name="f35" draw:formula="?f34"/><draw:equation draw:name="f36" draw:formula="?f26 * ?f17"/><draw:equation draw:name="f37" draw:formula="?f32 * ?f21"/><draw:equation draw:name="f38" draw:formula="?f35 * ?f26"/><draw:equation draw:name="f39" draw:formula="?f18 - ?f37"/><draw:equation draw:name="f40" draw:formula="?f26 - ?f38"/><draw:equation draw:name="f41" draw:formula="?f19 + ?f38"/><draw:equation draw:name="f42" draw:formula="?f41 - ?f26"/><draw:equation draw:name="f43" draw:formula="21550000 - ?f1"/><draw:equation draw:name="f44" draw:formula="if(?f43, ?f1, 21550000)"/><draw:equation draw:name="f45" draw:formula="-21550000 - ?f44"/><draw:equation draw:name="f46" draw:formula="if(?f45, -21550000, ?f44)"/><draw:equation draw:name="f47" draw:formula="?f1 + ?f46"/><draw:equation draw:name="f48" draw:formula="?f1 + ?f1"/><draw:equation draw:name="f49" draw:formula="?f48 * ?f9 / ?f0"/><draw:equation draw:name="f50" draw:formula="0 - ?f49"/><draw:equation draw:name="f51" draw:formula="cos(?f50)"/><draw:equation draw:name="f52" draw:formula="0 - ?f51"/><draw:equation draw:name="f53" draw:formula="?f52 * ?f23"/><draw:equation draw:name="f54" draw:formula="sin(?f50)"/><draw:equation draw:name="f55" draw:formula="0 - ?f54"/><draw:equation draw:name="f56" draw:formula="?f55 * ?f36"/><draw:equation draw:name="f57" draw:formula="sqrt(?f53 * ?f53 + ?f56 * ?f56 + 0 * 0)"/><draw:equation draw:name="f58" draw:formula="?f23 * ?f36 / ?f57"/><draw:equation draw:name="f59" draw:formula="?f55 * ?f58"/><draw:equation draw:name="f60" draw:formula="?f18 - ?f59"/><draw:equation draw:name="f61" draw:formula="?f52 * ?f58"/><draw:equation draw:name="f62" draw:formula="?f19 - ?f61"/><draw:equation draw:name="f63" draw:formula="?f60 - ?f23"/><draw:equation draw:name="f64" draw:formula="?f62 - ?f36"/><draw:equation draw:name="f65" draw:formula="?f60 + ?f23"/><draw:equation draw:name="f66" draw:formula="?f62 + ?f36"/><draw:equation draw:name="f67" draw:formula="?f47 + ?f1"/><draw:equation draw:name="f68" draw:formula="?f67 * ?f9 / ?f0"/><draw:equation draw:name="f69" draw:formula="0 - ?f68"/><draw:equation draw:name="f70" draw:formula="cos(?f69)"/><draw:equation draw:name="f71" draw:formula="0 - ?f70"/><draw:equation draw:name="f72" draw:formula="?f71 * ?f23"/><draw:equation draw:name="f73" draw:formula="sin(?f69)"/><draw:equation draw:name="f74" draw:formula="0 - ?f73"/><draw:equation draw:name="f75" draw:formula="?f74 * ?f36"/><draw:equation draw:name="f76" draw:formula="sqrt(?f72 * ?f72 + ?f75 * ?f75 + 0 * 0)"/><draw:equation draw:name="f77" draw:formula="?f23 * ?f36 / ?f76"/><draw:equation draw:name="f78" draw:formula="?f74 * ?f77"/><draw:equation draw:name="f79" draw:formula="?f60 + ?f78"/><draw:equation draw:name="f80" draw:formula="?f71 * ?f77"/><draw:equation draw:name="f81" draw:formula="?f62 + ?f80"/><draw:equation draw:name="f82" draw:formula="if(?f46, ?f18, ?f63)"/><draw:equation draw:name="f83" draw:formula="if(?f46, ?f19, ?f64)"/><draw:equation draw:name="f84" draw:formula="if(?f46, ?f18, ?f65)"/><draw:equation draw:name="f85" draw:formula="if(?f46, ?f19, ?f66)"/><draw:equation draw:name="f86" draw:formula="if(?f46, ?f63, ?f79)"/><draw:equation draw:name="f87" draw:formula="if(?f46, ?f64, ?f81)"/><draw:equation draw:name="f88" draw:formula="if(?f46, ?f65, ?f79)"/><draw:equation draw:name="f89" draw:formula="if(?f46, ?f66, ?f81)"/><draw:equation draw:name="f90" draw:formula="?f0 + ?f46"/><draw:equation draw:name="f91" draw:formula="?f0 + ?f1"/><draw:equation draw:name="f92" draw:formula="?f91 * ?f9 / ?f0"/><draw:equation draw:name="f93" draw:formula="0 - ?f92"/><draw:equation draw:name="f94" draw:formula="cos(?f93)"/><draw:equation draw:name="f95" draw:formula="0 - ?f94"/><draw:equation draw:name="f96" draw:formula="?f95 * ?f23"/><draw:equation draw:name="f97" draw:formula="sin(?f93)"/><draw:equation draw:name="f98" draw:formula="0 - ?f97"/><draw:equation draw:name="f99" draw:formula="?f98 * ?f36"/><draw:equation draw:name="f100" draw:formula="sqrt(?f96 * ?f96 + ?f99 * ?f99 + 0 * 0)"/><draw:equation draw:name="f101" draw:formula="?f23 * ?f36 / ?f100"/><draw:equation draw:name="f102" draw:formula="?f98 * ?f101"/><draw:equation draw:name="f103" draw:formula="?f10 - ?f102"/><draw:equation draw:name="f104" draw:formula="?f95 * ?f101"/><draw:equation draw:name="f105" draw:formula="?f26 - ?f104"/><draw:equation draw:name="f106" draw:formula="?f103 - ?f23"/><draw:equation draw:name="f107" draw:formula="?f105 - ?f36"/><draw:equation draw:name="f108" draw:formula="?f103 + ?f23"/><draw:equation draw:name="f109" draw:formula="?f105 + ?f36"/><draw:equation draw:name="f110" draw:formula="?f90 + ?f1"/><draw:equation draw:name="f111" draw:formula="?f110 * ?f9 / ?f0"/><draw:equation draw:name="f112" draw:formula="0 - ?f111"/><draw:equation draw:name="f113" draw:formula="cos(?f112)"/><draw:equation draw:name="f114" draw:formula="0 - ?f113"/><draw:equation draw:name="f115" draw:formula="?f114 * ?f23"/><draw:equation draw:name="f116" draw:formula="sin(?f112)"/><draw:equation draw:name="f117" draw:formula="0 - ?f116"/><draw:equation draw:name="f118" draw:formula="?f117 * ?f36"/><draw:equation draw:name="f119" draw:formula="sqrt(?f115 * ?f115 + ?f118 * ?f118 + 0 * 0)"/><draw:equation draw:name="f120" draw:formula="?f23 * ?f36 / ?f119"/><draw:equation draw:name="f121" draw:formula="?f117 * ?f120"/><draw:equation draw:name="f122" draw:formula="?f103 + ?f121"/><draw:equation draw:name="f123" draw:formula="?f114 * ?f120"/><draw:equation draw:name="f124" draw:formula="?f105 + ?f123"/><draw:equation draw:name="f125" draw:formula="if(?f46, ?f10, ?f106)"/><draw:equation draw:name="f126" draw:formula="if(?f46, ?f26, ?f107)"/><draw:equation draw:name="f127" draw:formula="if(?f46, ?f10, ?f108)"/><draw:equation draw:name="f128" draw:formula="if(?f46, ?f26, ?f109)"/><draw:equation draw:name="f129" draw:formula="if(?f46, ?f106, ?f122)"/><draw:equation draw:name="f130" draw:formula="if(?f46, ?f107, ?f124)"/><draw:equation draw:name="f131" draw:formula="if(?f46, ?f108, ?f122)"/><draw:equation draw:name="f132" draw:formula="if(?f46, ?f109, ?f124)"/></draw:enhanced-geometry></draw:custom-shape><text:span text:style-name="Основной_20_шрифт_20_абзаца"><text:span text:style-name="T8"/></text:span></text:p>
          </table:table-cell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16"><draw:custom-shape text:anchor-type="paragraph" draw:z-index="63" draw:name="Левая круглая скобка 10" draw:style-name="gr1" draw:text-style-name="P28" svg:width="0.339cm" svg:height="2.641cm" svg:x="0.542cm" svg:y="0.584cm"><text:p/><draw:enhanced-geometry svg:viewBox="0 0 21600 21600" draw:mirror-horizontal="true" draw:path-stretchpoint-x="21600" draw:path-stretchpoint-y="21600" draw:text-areas="?f39 ?f40 ?f18 ?f42" draw:glue-points="?f18 ?f10 ?f18 ?f19" draw:type="non-primitive" draw:modifiers="0" draw:enhanced-path="S M ?f18 ?f19 A ?f82 ?f83 ?f84 ?f85 ?f18 ?f19 ?f79 ?f81 W ?f86 ?f87 ?f88 ?f89 ?f18 ?f19 ?f79 ?f81 L ?f10 ?f26 A ?f125 ?f126 ?f127 ?f128 ?f10 ?f26 ?f122 ?f124 W ?f129 ?f130 ?f131 ?f132 ?f10 ?f26 ?f122 ?f124 Z N F M ?f18 ?f19 A ?f82 ?f83 ?f84 ?f85 ?f18 ?f19 ?f79 ?f81 W ?f86 ?f87 ?f88 ?f89 ?f18 ?f19 ?f79 ?f81 L ?f10 ?f26 A ?f125 ?f126 ?f127 ?f128 ?f10 ?f26 ?f122 ?f124 W ?f129 ?f130 ?f131 ?f132 ?f10 ?f26 ?f122 ?f124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0"/><draw:equation draw:name="f11" draw:formula="8333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0"/><draw:equation draw:name="f21" draw:formula="?f18 - ?f10"/><draw:equation draw:name="f22" draw:formula="min(?f21, ?f20)"/><draw:equation draw:name="f23" draw:formula="?f21 * ?f17"/><draw:equation draw:name="f24" draw:formula="?f22 * ?f11"/><draw:equation draw:name="f25" draw:formula="?f12 - ?f1"/><draw:equation draw:name="f26" draw:formula="?f24 / 100000"/><draw:equation draw:name="f27" draw:formula="?f25 + ?f1"/><draw:equation draw:name="f28" draw:formula="?f27 * ?f9 / ?f0"/><draw:equation draw:name="f29" draw:formula="0 - ?f28"/><draw:equation draw:name="f30" draw:formula="sin(?f29)"/><draw:equation draw:name="f31" draw:formula="0 - ?f30"/><draw:equation draw:name="f32" draw:formula="?f31"/><draw:equation draw:name="f33" draw:formula="cos(?f29)"/><draw:equation draw:name="f34" draw:formula="0 - ?f33"/><draw:equation draw:name="f35" draw:formula="?f34"/><draw:equation draw:name="f36" draw:formula="?f26 * ?f17"/><draw:equation draw:name="f37" draw:formula="?f32 * ?f21"/><draw:equation draw:name="f38" draw:formula="?f35 * ?f26"/><draw:equation draw:name="f39" draw:formula="?f18 - ?f37"/><draw:equation draw:name="f40" draw:formula="?f26 - ?f38"/><draw:equation draw:name="f41" draw:formula="?f19 + ?f38"/><draw:equation draw:name="f42" draw:formula="?f41 - ?f26"/><draw:equation draw:name="f43" draw:formula="21550000 - ?f1"/><draw:equation draw:name="f44" draw:formula="if(?f43, ?f1, 21550000)"/><draw:equation draw:name="f45" draw:formula="-21550000 - ?f44"/><draw:equation draw:name="f46" draw:formula="if(?f45, -21550000, ?f44)"/><draw:equation draw:name="f47" draw:formula="?f1 + ?f46"/><draw:equation draw:name="f48" draw:formula="?f1 + ?f1"/><draw:equation draw:name="f49" draw:formula="?f48 * ?f9 / ?f0"/><draw:equation draw:name="f50" draw:formula="0 - ?f49"/><draw:equation draw:name="f51" draw:formula="cos(?f50)"/><draw:equation draw:name="f52" draw:formula="0 - ?f51"/><draw:equation draw:name="f53" draw:formula="?f52 * ?f23"/><draw:equation draw:name="f54" draw:formula="sin(?f50)"/><draw:equation draw:name="f55" draw:formula="0 - ?f54"/><draw:equation draw:name="f56" draw:formula="?f55 * ?f36"/><draw:equation draw:name="f57" draw:formula="sqrt(?f53 * ?f53 + ?f56 * ?f56 + 0 * 0)"/><draw:equation draw:name="f58" draw:formula="?f23 * ?f36 / ?f57"/><draw:equation draw:name="f59" draw:formula="?f55 * ?f58"/><draw:equation draw:name="f60" draw:formula="?f18 - ?f59"/><draw:equation draw:name="f61" draw:formula="?f52 * ?f58"/><draw:equation draw:name="f62" draw:formula="?f19 - ?f61"/><draw:equation draw:name="f63" draw:formula="?f60 - ?f23"/><draw:equation draw:name="f64" draw:formula="?f62 - ?f36"/><draw:equation draw:name="f65" draw:formula="?f60 + ?f23"/><draw:equation draw:name="f66" draw:formula="?f62 + ?f36"/><draw:equation draw:name="f67" draw:formula="?f47 + ?f1"/><draw:equation draw:name="f68" draw:formula="?f67 * ?f9 / ?f0"/><draw:equation draw:name="f69" draw:formula="0 - ?f68"/><draw:equation draw:name="f70" draw:formula="cos(?f69)"/><draw:equation draw:name="f71" draw:formula="0 - ?f70"/><draw:equation draw:name="f72" draw:formula="?f71 * ?f23"/><draw:equation draw:name="f73" draw:formula="sin(?f69)"/><draw:equation draw:name="f74" draw:formula="0 - ?f73"/><draw:equation draw:name="f75" draw:formula="?f74 * ?f36"/><draw:equation draw:name="f76" draw:formula="sqrt(?f72 * ?f72 + ?f75 * ?f75 + 0 * 0)"/><draw:equation draw:name="f77" draw:formula="?f23 * ?f36 / ?f76"/><draw:equation draw:name="f78" draw:formula="?f74 * ?f77"/><draw:equation draw:name="f79" draw:formula="?f60 + ?f78"/><draw:equation draw:name="f80" draw:formula="?f71 * ?f77"/><draw:equation draw:name="f81" draw:formula="?f62 + ?f80"/><draw:equation draw:name="f82" draw:formula="if(?f46, ?f18, ?f63)"/><draw:equation draw:name="f83" draw:formula="if(?f46, ?f19, ?f64)"/><draw:equation draw:name="f84" draw:formula="if(?f46, ?f18, ?f65)"/><draw:equation draw:name="f85" draw:formula="if(?f46, ?f19, ?f66)"/><draw:equation draw:name="f86" draw:formula="if(?f46, ?f63, ?f79)"/><draw:equation draw:name="f87" draw:formula="if(?f46, ?f64, ?f81)"/><draw:equation draw:name="f88" draw:formula="if(?f46, ?f65, ?f79)"/><draw:equation draw:name="f89" draw:formula="if(?f46, ?f66, ?f81)"/><draw:equation draw:name="f90" draw:formula="?f0 + ?f46"/><draw:equation draw:name="f91" draw:formula="?f0 + ?f1"/><draw:equation draw:name="f92" draw:formula="?f91 * ?f9 / ?f0"/><draw:equation draw:name="f93" draw:formula="0 - ?f92"/><draw:equation draw:name="f94" draw:formula="cos(?f93)"/><draw:equation draw:name="f95" draw:formula="0 - ?f94"/><draw:equation draw:name="f96" draw:formula="?f95 * ?f23"/><draw:equation draw:name="f97" draw:formula="sin(?f93)"/><draw:equation draw:name="f98" draw:formula="0 - ?f97"/><draw:equation draw:name="f99" draw:formula="?f98 * ?f36"/><draw:equation draw:name="f100" draw:formula="sqrt(?f96 * ?f96 + ?f99 * ?f99 + 0 * 0)"/><draw:equation draw:name="f101" draw:formula="?f23 * ?f36 / ?f100"/><draw:equation draw:name="f102" draw:formula="?f98 * ?f101"/><draw:equation draw:name="f103" draw:formula="?f10 - ?f102"/><draw:equation draw:name="f104" draw:formula="?f95 * ?f101"/><draw:equation draw:name="f105" draw:formula="?f26 - ?f104"/><draw:equation draw:name="f106" draw:formula="?f103 - ?f23"/><draw:equation draw:name="f107" draw:formula="?f105 - ?f36"/><draw:equation draw:name="f108" draw:formula="?f103 + ?f23"/><draw:equation draw:name="f109" draw:formula="?f105 + ?f36"/><draw:equation draw:name="f110" draw:formula="?f90 + ?f1"/><draw:equation draw:name="f111" draw:formula="?f110 * ?f9 / ?f0"/><draw:equation draw:name="f112" draw:formula="0 - ?f111"/><draw:equation draw:name="f113" draw:formula="cos(?f112)"/><draw:equation draw:name="f114" draw:formula="0 - ?f113"/><draw:equation draw:name="f115" draw:formula="?f114 * ?f23"/><draw:equation draw:name="f116" draw:formula="sin(?f112)"/><draw:equation draw:name="f117" draw:formula="0 - ?f116"/><draw:equation draw:name="f118" draw:formula="?f117 * ?f36"/><draw:equation draw:name="f119" draw:formula="sqrt(?f115 * ?f115 + ?f118 * ?f118 + 0 * 0)"/><draw:equation draw:name="f120" draw:formula="?f23 * ?f36 / ?f119"/><draw:equation draw:name="f121" draw:formula="?f117 * ?f120"/><draw:equation draw:name="f122" draw:formula="?f103 + ?f121"/><draw:equation draw:name="f123" draw:formula="?f114 * ?f120"/><draw:equation draw:name="f124" draw:formula="?f105 + ?f123"/><draw:equation draw:name="f125" draw:formula="if(?f46, ?f10, ?f106)"/><draw:equation draw:name="f126" draw:formula="if(?f46, ?f26, ?f107)"/><draw:equation draw:name="f127" draw:formula="if(?f46, ?f10, ?f108)"/><draw:equation draw:name="f128" draw:formula="if(?f46, ?f26, ?f109)"/><draw:equation draw:name="f129" draw:formula="if(?f46, ?f106, ?f122)"/><draw:equation draw:name="f130" draw:formula="if(?f46, ?f107, ?f124)"/><draw:equation draw:name="f131" draw:formula="if(?f46, ?f108, ?f122)"/><draw:equation draw:name="f132" draw:formula="if(?f46, ?f109, ?f124)"/></draw:enhanced-geometry></draw:custom-shape><text:span text:style-name="Основной_20_шрифт_20_абзаца"><text:span text:style-name="T8"/></text:span></text:p>
          </table:table-cell>
          <table:table-cell table:style-name="Таблица2.A1" office:value-type="string">
            <text:p text:style-name="P14"/>
          </table:table-cell>
        </table:table-row>
        <table:table-row table:style-name="Таблица2.1"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16"><draw:frame draw:style-name="fr2" draw:name="4" text:anchor-type="as-char" svg:width="0.582cm" style:rel-width="scale" svg:height="0.503cm" style:rel-height="scale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Таблица2.A1" office:value-type="string">
            <text:p text:style-name="P16"><draw:frame draw:style-name="fr2" draw:name="5" text:anchor-type="as-char" svg:width="0.582cm" style:rel-width="scale" svg:height="0.503cm" style:rel-height="scale" draw:z-index="4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Таблица2.A1" office:value-type="string">
            <text:p text:style-name="P16"><draw:frame draw:style-name="fr2" draw:name="6" text:anchor-type="as-char" svg:width="0.582cm" style:rel-width="scale" svg:height="0.503cm" style:rel-height="scale" draw:z-index="5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Таблица2.A1" office:value-type="string">
            <text:p text:style-name="P16"><draw:frame draw:style-name="fr2" draw:name="7" text:anchor-type="as-char" svg:width="0.582cm" style:rel-width="scale" svg:height="0.503cm" style:rel-height="scale" draw:z-index="6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14"/>
          </table:table-cell>
          <table:table-cell table:style-name="Таблица2.H2" office:value-type="string">
            <text:p text:style-name="P16"><draw:frame draw:style-name="fr2" draw:name="8" text:anchor-type="as-char" svg:width="0.582cm" style:rel-width="scale" svg:height="0.503cm" style:rel-height="scale" draw:z-index="7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Таблица2.I2" office:value-type="string">
            <text:p text:style-name="P16"><draw:frame draw:style-name="fr2" draw:name="9" text:anchor-type="as-char" svg:width="0.582cm" style:rel-width="scale" svg:height="0.503cm" style:rel-height="scale" draw:z-index="8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Таблица2.J2" office:value-type="string">
            <text:p text:style-name="P16"><draw:frame draw:style-name="fr2" draw:name="10" text:anchor-type="as-char" svg:width="0.582cm" style:rel-width="scale" svg:height="0.503cm" style:rel-height="scale" draw:z-index="9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Таблица2.A1" office:value-type="string">
            <text:p text:style-name="P16"><draw:frame draw:style-name="fr2" draw:name="11" text:anchor-type="as-char" svg:width="0.582cm" style:rel-width="scale" svg:height="0.503cm" style:rel-height="scale" draw:z-index="10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Таблица2.A1" office:value-type="string">
            <text:p text:style-name="P15"/>
          </table:table-cell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16"><draw:frame draw:style-name="fr2" draw:name="12" text:anchor-type="as-char" svg:width="0.529cm" style:rel-width="scale" svg:height="0.503cm" style:rel-height="scale" draw:z-index="11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Таблица2.A1" office:value-type="string">
            <text:p text:style-name="P16"><draw:frame draw:style-name="fr2" draw:name="13" text:anchor-type="as-char" svg:width="0.529cm" style:rel-width="scale" svg:height="0.503cm" style:rel-height="scale" draw:z-index="12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Таблица2.A1" office:value-type="string">
            <text:p text:style-name="P16"><draw:frame draw:style-name="fr2" draw:name="14" text:anchor-type="as-char" svg:width="0.529cm" style:rel-width="scale" svg:height="0.503cm" style:rel-height="scale" draw:z-index="13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Таблица2.A1" office:value-type="string">
            <text:p text:style-name="P16"><draw:frame draw:style-name="fr2" draw:name="15" text:anchor-type="as-char" svg:width="0.529cm" style:rel-width="scale" svg:height="0.503cm" style:rel-height="scale" draw:z-index="14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  <table:table-cell table:style-name="Таблица2.A1" office:value-type="string">
            <text:p text:style-name="P14"/>
          </table:table-cell>
        </table:table-row>
        <table:table-row table:style-name="Таблица2.1">
          <table:table-cell table:style-name="Таблица2.A1" office:value-type="string">
            <text:p text:style-name="P14"/>
          </table:table-cell>
          <table:table-cell table:style-name="Таблица2.I1" office:value-type="string">
            <text:p text:style-name="P16"><draw:frame draw:style-name="fr2" draw:name="16" text:anchor-type="as-char" svg:width="0.609cm" style:rel-width="scale" svg:height="0.503cm" style:rel-height="scale" draw:z-index="15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  <table:table-cell table:style-name="Таблица2.I1" office:value-type="string">
            <text:p text:style-name="P16"><draw:frame draw:style-name="fr2" draw:name="17" text:anchor-type="as-char" svg:width="0.609cm" style:rel-width="scale" svg:height="0.503cm" style:rel-height="scale" draw:z-index="16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  <table:table-cell table:style-name="Таблица2.I1" office:value-type="string">
            <text:p text:style-name="P16"><draw:frame draw:style-name="fr2" draw:name="18" text:anchor-type="as-char" svg:width="0.609cm" style:rel-width="scale" svg:height="0.503cm" style:rel-height="scale" draw:z-index="17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Таблица2.I1" office:value-type="string">
            <text:p text:style-name="P16"><draw:frame draw:style-name="fr2" draw:name="19" text:anchor-type="as-char" svg:width="0.609cm" style:rel-width="scale" svg:height="0.503cm" style:rel-height="scale" draw:z-index="18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  <table:table-cell table:style-name="Таблица2.F3" table:number-rows-spanned="2" table:number-columns-spanned="2" office:value-type="string">
            <text:p text:style-name="P16"><draw:frame draw:style-name="fr2" draw:name="20" text:anchor-type="as-char" svg:width="0.291cm" style:rel-width="scale" svg:height="0.503cm" style:rel-height="scale" draw:z-index="19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  <table:covered-table-cell/>
          <table:table-cell table:style-name="Таблица2.H2" office:value-type="string">
            <text:p text:style-name="P16"><draw:frame draw:style-name="fr2" draw:name="21" text:anchor-type="as-char" svg:width="0.582cm" style:rel-width="scale" svg:height="0.503cm" style:rel-height="scale" draw:z-index="21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  <table:table-cell table:style-name="Таблица2.I3" office:value-type="string">
            <text:p text:style-name="P16"><draw:frame draw:style-name="fr2" draw:name="22" text:anchor-type="as-char" svg:width="0.582cm" style:rel-width="scale" svg:height="0.503cm" style:rel-height="scale" draw:z-index="22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  <table:table-cell table:style-name="Таблица2.J2" office:value-type="string">
            <text:p text:style-name="P16"><draw:frame draw:style-name="fr2" draw:name="23" text:anchor-type="as-char" svg:width="0.582cm" style:rel-width="scale" svg:height="0.503cm" style:rel-height="scale" draw:z-index="23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  <table:table-cell table:style-name="Таблица2.A1" office:value-type="string">
            <text:p text:style-name="P16"><draw:frame draw:style-name="fr2" draw:name="24" text:anchor-type="as-char" svg:width="0.582cm" style:rel-width="scale" svg:height="0.503cm" style:rel-height="scale" draw:z-index="26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  <table:table-cell table:style-name="Таблица2.F3" table:number-rows-spanned="2" table:number-columns-spanned="2" office:value-type="string">
            <text:p text:style-name="P16"><draw:frame draw:style-name="fr2" draw:name="25" text:anchor-type="as-char" svg:width="0.318cm" style:rel-width="scale" svg:height="0.503cm" style:rel-height="scale" draw:z-index="24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  <table:covered-table-cell/>
          <table:table-cell table:style-name="Таблица2.A1" office:value-type="string">
            <text:p text:style-name="P16"><draw:frame draw:style-name="fr2" draw:name="26" text:anchor-type="as-char" svg:width="0.556cm" style:rel-width="scale" svg:height="0.503cm" style:rel-height="scale" draw:z-index="27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  <table:table-cell table:style-name="Таблица2.I1" office:value-type="string">
            <text:p text:style-name="P16"><draw:frame draw:style-name="fr2" draw:name="27" text:anchor-type="as-char" svg:width="0.556cm" style:rel-width="scale" svg:height="0.503cm" style:rel-height="scale" draw:z-index="28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  <table:table-cell table:style-name="Таблица2.A1" office:value-type="string">
            <text:p text:style-name="P16"><draw:frame draw:style-name="fr2" draw:name="28" text:anchor-type="as-char" svg:width="0.556cm" style:rel-width="scale" svg:height="0.503cm" style:rel-height="scale" draw:z-index="29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  <table:table-cell table:style-name="Таблица2.A1" office:value-type="string">
            <text:p text:style-name="P16"><draw:frame draw:style-name="fr2" draw:name="29" text:anchor-type="as-char" svg:width="0.556cm" style:rel-width="scale" svg:height="0.503cm" style:rel-height="scale" draw:z-index="30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  <table:table-cell table:style-name="Таблица2.A1" office:value-type="string">
            <text:p text:style-name="P15"/>
          </table:table-cell>
        </table:table-row>
        <table:table-row table:style-name="Таблица2.1">
          <table:table-cell table:style-name="Таблица2.H2" office:value-type="string">
            <text:p text:style-name="P14"/>
          </table:table-cell>
          <table:table-cell table:style-name="Таблица2.B4" office:value-type="string">
            <text:p text:style-name="P16"><draw:frame draw:style-name="fr2" draw:name="30" text:anchor-type="as-char" svg:width="0.609cm" style:rel-width="scale" svg:height="0.503cm" style:rel-height="scale" draw:z-index="31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  <table:table-cell table:style-name="Таблица2.C4" office:value-type="string">
            <text:p text:style-name="P16"><draw:frame draw:style-name="fr2" draw:name="31" text:anchor-type="as-char" svg:width="0.609cm" style:rel-width="scale" svg:height="0.503cm" style:rel-height="scale" draw:z-index="32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  <table:table-cell table:style-name="Таблица2.D4" office:value-type="string">
            <text:p text:style-name="P16"><draw:frame draw:style-name="fr2" draw:name="32" text:anchor-type="as-char" svg:width="0.609cm" style:rel-width="scale" svg:height="0.503cm" style:rel-height="scale" draw:z-index="33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  <table:table-cell table:style-name="Таблица2.E4" office:value-type="string">
            <text:p text:style-name="P16"><draw:frame draw:style-name="fr2" draw:name="33" text:anchor-type="as-char" svg:width="0.609cm" style:rel-width="scale" svg:height="0.503cm" style:rel-height="scale" draw:z-index="34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  <table:covered-table-cell/>
          <table:covered-table-cell/>
          <table:table-cell table:style-name="Таблица2.H2" office:value-type="string">
            <text:p text:style-name="P16"><draw:frame draw:style-name="fr2" draw:name="34" text:anchor-type="as-char" svg:width="0.582cm" style:rel-width="scale" svg:height="0.503cm" style:rel-height="scale" draw:z-index="35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  <table:table-cell table:style-name="Таблица2.I4" office:value-type="string">
            <text:p text:style-name="P16"><draw:frame draw:style-name="fr2" draw:name="35" text:anchor-type="as-char" svg:width="0.582cm" style:rel-width="scale" svg:height="0.503cm" style:rel-height="scale" draw:z-index="36"><draw:object xlink:href="./Object 35" xlink:type="simple" xlink:show="embed" xlink:actuate="onLoad"/><draw:image xlink:href="./ObjectReplacements/Object 35" xlink:type="simple" xlink:show="embed" xlink:actuate="onLoad"/></draw:frame></text:p>
          </table:table-cell>
          <table:table-cell table:style-name="Таблица2.J2" office:value-type="string">
            <text:p text:style-name="P16"><draw:frame draw:style-name="fr2" draw:name="36" text:anchor-type="as-char" svg:width="0.582cm" style:rel-width="scale" svg:height="0.503cm" style:rel-height="scale" draw:z-index="37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  <table:table-cell table:style-name="Таблица2.A1" office:value-type="string">
            <text:p text:style-name="P16"><draw:frame draw:style-name="fr2" draw:name="37" text:anchor-type="as-char" svg:width="0.582cm" style:rel-width="scale" svg:height="0.503cm" style:rel-height="scale" draw:z-index="38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  <table:covered-table-cell/>
          <table:covered-table-cell/>
          <table:table-cell table:style-name="Таблица2.H2" office:value-type="string">
            <text:p text:style-name="P16"><draw:frame draw:style-name="fr2" draw:name="38" text:anchor-type="as-char" svg:width="0.556cm" style:rel-width="scale" svg:height="0.503cm" style:rel-height="scale" draw:z-index="39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  <table:table-cell table:style-name="Таблица2.O4" office:value-type="string">
            <text:p text:style-name="P16"><draw:frame draw:style-name="fr2" draw:name="39" text:anchor-type="as-char" svg:width="0.556cm" style:rel-width="scale" svg:height="0.503cm" style:rel-height="scale" draw:z-index="40"><draw:object xlink:href="./Object 39" xlink:type="simple" xlink:show="embed" xlink:actuate="onLoad"/><draw:image xlink:href="./ObjectReplacements/Object 39" xlink:type="simple" xlink:show="embed" xlink:actuate="onLoad"/></draw:frame></text:p>
          </table:table-cell>
          <table:table-cell table:style-name="Таблица2.J2" office:value-type="string">
            <text:p text:style-name="P16"><draw:frame draw:style-name="fr2" draw:name="40" text:anchor-type="as-char" svg:width="0.556cm" style:rel-width="scale" svg:height="0.503cm" style:rel-height="scale" draw:z-index="41"><draw:object xlink:href="./Object 40" xlink:type="simple" xlink:show="embed" xlink:actuate="onLoad"/><draw:image xlink:href="./ObjectReplacements/Object 40" xlink:type="simple" xlink:show="embed" xlink:actuate="onLoad"/></draw:frame></text:p>
          </table:table-cell>
          <table:table-cell table:style-name="Таблица2.A1" office:value-type="string">
            <text:p text:style-name="P16"><draw:frame draw:style-name="fr2" draw:name="41" text:anchor-type="as-char" svg:width="0.556cm" style:rel-width="scale" svg:height="0.503cm" style:rel-height="scale" draw:z-index="42"><draw:object xlink:href="./Object 41" xlink:type="simple" xlink:show="embed" xlink:actuate="onLoad"/><draw:image xlink:href="./ObjectReplacements/Object 41" xlink:type="simple" xlink:show="embed" xlink:actuate="onLoad"/></draw:frame></text:p>
          </table:table-cell>
          <table:table-cell table:style-name="Таблица2.A1" office:value-type="string">
            <text:p text:style-name="P15"/>
          </table:table-cell>
        </table:table-row>
        <table:table-row table:style-name="Таблица2.1">
          <table:table-cell table:style-name="Таблица2.A1" office:value-type="string">
            <text:p text:style-name="P14"/>
          </table:table-cell>
          <table:table-cell table:style-name="Таблица2.B5" office:value-type="string">
            <text:p text:style-name="P16"><draw:frame draw:style-name="fr2" draw:name="42" text:anchor-type="as-char" svg:width="0.609cm" style:rel-width="scale" svg:height="0.503cm" style:rel-height="scale" draw:z-index="43"><draw:object xlink:href="./Object 42" xlink:type="simple" xlink:show="embed" xlink:actuate="onLoad"/><draw:image xlink:href="./ObjectReplacements/Object 42" xlink:type="simple" xlink:show="embed" xlink:actuate="onLoad"/></draw:frame></text:p>
          </table:table-cell>
          <table:table-cell table:style-name="Таблица2.C5" office:value-type="string">
            <text:p text:style-name="P16"><draw:frame draw:style-name="fr2" draw:name="43" text:anchor-type="as-char" svg:width="0.609cm" style:rel-width="scale" svg:height="0.503cm" style:rel-height="scale" draw:z-index="44"><draw:object xlink:href="./Object 43" xlink:type="simple" xlink:show="embed" xlink:actuate="onLoad"/><draw:image xlink:href="./ObjectReplacements/Object 43" xlink:type="simple" xlink:show="embed" xlink:actuate="onLoad"/></draw:frame></text:p>
          </table:table-cell>
          <table:table-cell table:style-name="Таблица2.D5" office:value-type="string">
            <text:p text:style-name="P16"><draw:frame draw:style-name="fr2" draw:name="44" text:anchor-type="as-char" svg:width="0.609cm" style:rel-width="scale" svg:height="0.503cm" style:rel-height="scale" draw:z-index="45"><draw:object xlink:href="./Object 44" xlink:type="simple" xlink:show="embed" xlink:actuate="onLoad"/><draw:image xlink:href="./ObjectReplacements/Object 44" xlink:type="simple" xlink:show="embed" xlink:actuate="onLoad"/></draw:frame></text:p>
          </table:table-cell>
          <table:table-cell table:style-name="Таблица2.E5" office:value-type="string">
            <text:p text:style-name="P16"><draw:frame draw:style-name="fr2" draw:name="45" text:anchor-type="as-char" svg:width="0.609cm" style:rel-width="scale" svg:height="0.503cm" style:rel-height="scale" draw:z-index="46"><draw:object xlink:href="./Object 45" xlink:type="simple" xlink:show="embed" xlink:actuate="onLoad"/><draw:image xlink:href="./ObjectReplacements/Object 45" xlink:type="simple" xlink:show="embed" xlink:actuate="onLoad"/></draw:frame></text:p>
          </table:table-cell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14"/>
          </table:table-cell>
          <table:table-cell table:style-name="Таблица2.H2" office:value-type="string">
            <text:p text:style-name="P16"><draw:frame draw:style-name="fr2" draw:name="46" text:anchor-type="as-char" svg:width="0.582cm" style:rel-width="scale" svg:height="0.503cm" style:rel-height="scale" draw:z-index="47"><draw:object xlink:href="./Object 46" xlink:type="simple" xlink:show="embed" xlink:actuate="onLoad"/><draw:image xlink:href="./ObjectReplacements/Object 46" xlink:type="simple" xlink:show="embed" xlink:actuate="onLoad"/></draw:frame></text:p>
          </table:table-cell>
          <table:table-cell table:style-name="Таблица2.I5" office:value-type="string">
            <text:p text:style-name="P16"><draw:frame draw:style-name="fr2" draw:name="47" text:anchor-type="as-char" svg:width="0.582cm" style:rel-width="scale" svg:height="0.503cm" style:rel-height="scale" draw:z-index="48"><draw:object xlink:href="./Object 47" xlink:type="simple" xlink:show="embed" xlink:actuate="onLoad"/><draw:image xlink:href="./ObjectReplacements/Object 47" xlink:type="simple" xlink:show="embed" xlink:actuate="onLoad"/></draw:frame></text:p>
          </table:table-cell>
          <table:table-cell table:style-name="Таблица2.J2" office:value-type="string">
            <text:p text:style-name="P16"><draw:frame draw:style-name="fr2" draw:name="48" text:anchor-type="as-char" svg:width="0.582cm" style:rel-width="scale" svg:height="0.503cm" style:rel-height="scale" draw:z-index="49"><draw:object xlink:href="./Object 48" xlink:type="simple" xlink:show="embed" xlink:actuate="onLoad"/><draw:image xlink:href="./ObjectReplacements/Object 48" xlink:type="simple" xlink:show="embed" xlink:actuate="onLoad"/></draw:frame></text:p>
          </table:table-cell>
          <table:table-cell table:style-name="Таблица2.A1" office:value-type="string">
            <text:p text:style-name="P16"><draw:frame draw:style-name="fr2" draw:name="49" text:anchor-type="as-char" svg:width="0.582cm" style:rel-width="scale" svg:height="0.503cm" style:rel-height="scale" draw:z-index="50"><draw:object xlink:href="./Object 49" xlink:type="simple" xlink:show="embed" xlink:actuate="onLoad"/><draw:image xlink:href="./ObjectReplacements/Object 49" xlink:type="simple" xlink:show="embed" xlink:actuate="onLoad"/></draw:frame></text:p>
          </table:table-cell>
          <table:table-cell table:style-name="Таблица2.A1" office:value-type="string">
            <text:p text:style-name="P15"/>
          </table:table-cell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16"><draw:frame draw:style-name="fr2" draw:name="50" text:anchor-type="as-char" svg:width="0.556cm" style:rel-width="scale" svg:height="0.503cm" style:rel-height="scale" draw:z-index="51"><draw:object xlink:href="./Object 50" xlink:type="simple" xlink:show="embed" xlink:actuate="onLoad"/><draw:image xlink:href="./ObjectReplacements/Object 50" xlink:type="simple" xlink:show="embed" xlink:actuate="onLoad"/></draw:frame></text:p>
          </table:table-cell>
          <table:table-cell table:style-name="Таблица2.O5" office:value-type="string">
            <text:p text:style-name="P16"><draw:frame draw:style-name="fr2" draw:name="51" text:anchor-type="as-char" svg:width="0.556cm" style:rel-width="scale" svg:height="0.503cm" style:rel-height="scale" draw:z-index="52"><draw:object xlink:href="./Object 51" xlink:type="simple" xlink:show="embed" xlink:actuate="onLoad"/><draw:image xlink:href="./ObjectReplacements/Object 51" xlink:type="simple" xlink:show="embed" xlink:actuate="onLoad"/></draw:frame></text:p>
          </table:table-cell>
          <table:table-cell table:style-name="Таблица2.A1" office:value-type="string">
            <text:p text:style-name="P16"><draw:frame draw:style-name="fr2" draw:name="52" text:anchor-type="as-char" svg:width="0.556cm" style:rel-width="scale" svg:height="0.503cm" style:rel-height="scale" draw:z-index="66"><draw:object xlink:href="./Object 52" xlink:type="simple" xlink:show="embed" xlink:actuate="onLoad"/><draw:image xlink:href="./ObjectReplacements/Object 52" xlink:type="simple" xlink:show="embed" xlink:actuate="onLoad"/></draw:frame></text:p>
          </table:table-cell>
          <table:table-cell table:style-name="Таблица2.A1" office:value-type="string">
            <text:p text:style-name="P16"><draw:frame draw:style-name="fr2" draw:name="53" text:anchor-type="as-char" svg:width="0.556cm" style:rel-width="scale" svg:height="0.503cm" style:rel-height="scale" draw:z-index="67"><draw:object xlink:href="./Object 53" xlink:type="simple" xlink:show="embed" xlink:actuate="onLoad"/><draw:image xlink:href="./ObjectReplacements/Object 53" xlink:type="simple" xlink:show="embed" xlink:actuate="onLoad"/></draw:frame></text:p>
          </table:table-cell>
          <table:table-cell table:style-name="Таблица2.A1" office:value-type="string">
            <text:p text:style-name="P14"/>
          </table:table-cell>
        </table:table-row>
        <table:table-row table:style-name="Таблица2.1"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14"/>
          </table:table-cell>
          <table:table-cell table:style-name="Таблица2.I6" office:value-type="string">
            <text:p text:style-name="P14"/>
          </table:table-cell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14"/>
          </table:table-cell>
        </table:table-row>
      </table:table>
      <text:p text:style-name="P5"><text:span text:style-name="Основной_20_шрифт_20_абзаца"><text:span text:style-name="T2">Классический алгоритм умножения матриц программируется в виде трех вложенных друг в друга циклов: циклы по </text:span></text:span><draw:frame draw:style-name="fr2" draw:name="54" text:anchor-type="as-char" svg:width="0.159cm" style:rel-width="scale" svg:height="0.503cm" style:rel-height="scale" draw:z-index="53"><draw:object xlink:href="./Object 54" xlink:type="simple" xlink:show="embed" xlink:actuate="onLoad"/><draw:image xlink:href="./ObjectReplacements/Object 54" xlink:type="simple" xlink:show="embed" xlink:actuate="onLoad"/></draw:frame><text:span text:style-name="Основной_20_шрифт_20_абзаца"><text:span text:style-name="T2"><text:s/>и </text:span></text:span><draw:frame draw:style-name="fr2" draw:name="55" text:anchor-type="as-char" svg:width="0.159cm" style:rel-width="scale" svg:height="0.503cm" style:rel-height="scale" draw:z-index="54"><draw:object xlink:href="./Object 55" xlink:type="simple" xlink:show="embed" xlink:actuate="onLoad"/><draw:image xlink:href="./ObjectReplacements/Object 55" xlink:type="simple" xlink:show="embed" xlink:actuate="onLoad"/></draw:frame><text:span text:style-name="Основной_20_шрифт_20_абзаца"><text:span text:style-name="T2"><text:s/>перебирают элементы результирующей матрицы </text:span></text:span><draw:frame draw:style-name="fr2" draw:name="56" text:anchor-type="as-char" svg:width="0.265cm" style:rel-width="scale" svg:height="0.503cm" style:rel-height="scale" draw:z-index="55"><draw:object xlink:href="./Object 56" xlink:type="simple" xlink:show="embed" xlink:actuate="onLoad"/><draw:image xlink:href="./ObjectReplacements/Object 56" xlink:type="simple" xlink:show="embed" xlink:actuate="onLoad"/></draw:frame><text:span text:style-name="Основной_20_шрифт_20_абзаца"><text:span text:style-name="T2">; вспомогательный цикл по </text:span></text:span><draw:frame draw:style-name="fr2" draw:name="57" text:anchor-type="as-char" svg:width="0.238cm" style:rel-width="scale" svg:height="0.503cm" style:rel-height="scale" draw:z-index="56"><draw:object xlink:href="./Object 57" xlink:type="simple" xlink:show="embed" xlink:actuate="onLoad"/><draw:image xlink:href="./ObjectReplacements/Object 57" xlink:type="simple" xlink:show="embed" xlink:actuate="onLoad"/></draw:frame><text:span text:style-name="Основной_20_шрифт_20_абзаца"><text:span text:style-name="T2"><text:s/>вычисляет скалярное произведение строки </text:span></text:span><draw:frame draw:style-name="fr2" draw:name="58" text:anchor-type="as-char" svg:width="0.159cm" style:rel-width="scale" svg:height="0.503cm" style:rel-height="scale" draw:z-index="57"><draw:object xlink:href="./Object 58" xlink:type="simple" xlink:show="embed" xlink:actuate="onLoad"/><draw:image xlink:href="./ObjectReplacements/Object 58" xlink:type="simple" xlink:show="embed" xlink:actuate="onLoad"/></draw:frame><text:span text:style-name="Основной_20_шрифт_20_абзаца"><text:span text:style-name="T2"><text:s/>матрицы </text:span></text:span><draw:frame draw:style-name="fr2" draw:name="59" text:anchor-type="as-char" svg:width="0.265cm" style:rel-width="scale" svg:height="0.503cm" style:rel-height="scale" draw:z-index="58"><draw:object xlink:href="./Object 59" xlink:type="simple" xlink:show="embed" xlink:actuate="onLoad"/><draw:image xlink:href="./ObjectReplacements/Object 59" xlink:type="simple" xlink:show="embed" xlink:actuate="onLoad"/></draw:frame><text:span text:style-name="Основной_20_шрифт_20_абзаца"><text:span text:style-name="T2"><text:s/>и столбца </text:span></text:span><draw:frame draw:style-name="fr2" draw:name="60" text:anchor-type="as-char" svg:width="0.159cm" style:rel-width="scale" svg:height="0.503cm" style:rel-height="scale" draw:z-index="59"><draw:object xlink:href="./Object 60" xlink:type="simple" xlink:show="embed" xlink:actuate="onLoad"/><draw:image xlink:href="./ObjectReplacements/Object 60" xlink:type="simple" xlink:show="embed" xlink:actuate="onLoad"/></draw:frame><text:span text:style-name="Основной_20_шрифт_20_абзаца"><text:span text:style-name="T2"><text:s/>матрицы </text:span></text:span><draw:frame draw:style-name="fr2" draw:name="61" text:anchor-type="as-char" svg:width="0.291cm" style:rel-width="scale" svg:height="0.503cm" style:rel-height="scale" draw:z-index="60"><draw:object xlink:href="./Object 61" xlink:type="simple" xlink:show="embed" xlink:actuate="onLoad"/><draw:image xlink:href="./ObjectReplacements/Object 61" xlink:type="simple" xlink:show="embed" xlink:actuate="onLoad"/></draw:frame><text:span text:style-name="Основной_20_шрифт_20_абзаца"><text:span text:style-name="T2">.</text:span></text:span></text:p>
      <text:p text:style-name="P3"><text:span text:style-name="T33">Изме</text:span><text:span text:style-name="T34">р</text:span><text:span text:style-name="T33">ение времени</text:span></text:p>
      <text:p text:style-name="P5"><text:span text:style-name="Основной_20_шрифт_20_абзаца"><text:span text:style-name="T2">Один из возможных способов определения времени выполнения программы или ее части – применение функции </text:span></text:span><text:span text:style-name="Основной_20_шрифт_20_абзаца"><text:span text:style-name="T17">clock</text:span></text:span><text:span text:style-name="Основной_20_шрифт_20_абзаца"><text:span text:style-name="T15">()</text:span></text:span><text:span text:style-name="Основной_20_шрифт_20_абзаца"><text:span text:style-name="T2">.</text:span></text:span></text:p>
      <text:p text:style-name="P6"><text:span text:style-name="Основной_20_шрифт_20_абзаца"><text:span text:style-name="T2">Пример использования функции </text:span></text:span><text:span text:style-name="Основной_20_шрифт_20_абзаца"><text:span text:style-name="T17">clock</text:span></text:span><text:span text:style-name="Основной_20_шрифт_20_абзаца"><text:span text:style-name="T15">()</text:span></text:span><text:span text:style-name="Основной_20_шрифт_20_абзаца"><text:span text:style-name="T2">. Функция </text:span></text:span><text:span text:style-name="Основной_20_шрифт_20_абзаца"><text:span text:style-name="T15">clock()</text:span></text:span><text:span text:style-name="Основной_20_шрифт_20_абзаца"><text:span text:style-name="T2"> возвращает количество тиков процессора, которое сделала именно </text:span></text:span><text:span text:style-name="Основной_20_шрифт_20_абзаца"><text:span text:style-name="T5">именно</text:span></text:span><text:span text:style-name="Основной_20_шрифт_20_абзаца"><text:span text:style-name="T2"> ваша программа. </text:span></text:span><text:span text:style-name="Основной_20_шрифт_20_абзаца"><text:span text:style-name="T5">Например, если программа ожидает ввода данных, то она вытеснятся операционной системой с процессора и </text:span></text:span><text:span text:style-name="Основной_20_шрифт_20_абзаца"><text:span text:style-name="T16">clock</text:span></text:span><text:span text:style-name="Основной_20_шрифт_20_абзаца"><text:span text:style-name="T5"> не считает это время. </text:span></text:span><text:span text:style-name="Основной_20_шрифт_20_абзаца"><text:span text:style-name="T2">Глобальная константа </text:span></text:span><text:span text:style-name="Основной_20_шрифт_20_абзаца"><text:span text:style-name="T15">CLOCKS_PER_SEC</text:span></text:span><text:span text:style-name="Основной_20_шрифт_20_абзаца"><text:span text:style-name="T2"> хранит число тактов, выполняемое процессором в секунду. Соответственно, чтобы получить время работы программы в секундах достаточно результат работы функции разделить на эту константу: </text:span></text:span><text:span text:style-name="Основной_20_шрифт_20_абзаца"><text:span text:style-name="T15">clock() / CLOCKS_PER_SEC.</text:span></text:span></text:p>
      <text:p text:style-name="P6"><text:span text:style-name="Основной_20_шрифт_20_абзаца"><text:span text:style-name="T2">Данная программа выводит время в миллисекундах, в течени</text:span></text:span><text:span text:style-name="Основной_20_шрифт_20_абзаца"><text:span text:style-name="T4">е</text:span></text:span><text:span text:style-name="Основной_20_шрифт_20_абзаца"><text:span text:style-name="T2"> которого </text:span></text:span><text:span text:style-name="Основной_20_шрифт_20_абзаца"><text:span text:style-name="T3">выполняется цикл</text:span></text:span><text:span text:style-name="Основной_20_шрифт_20_абзаца"><text:span text:style-name="T2">.</text:span></text:span></text:p>
      <text:p text:style-name="P17"><text:span text:style-name="Основной_20_шрифт_20_абзаца"><text:span text:style-name="T21">#include &lt;cstdio&gt;</text:span></text:span></text:p>
      <text:p text:style-name="P17"><text:span text:style-name="Основной_20_шрифт_20_абзаца"><text:span text:style-name="T21">#include &lt;ctime&gt;</text:span></text:span></text:p>
      <text:p text:style-name="P17"><text:span text:style-name="Основной_20_шрифт_20_абзаца"><text:span text:style-name="T21">int main()</text:span></text:span></text:p>
      <text:p text:style-name="P17"><text:span text:style-name="Основной_20_шрифт_20_абзаца"><text:span text:style-name="T21">{</text:span></text:span></text:p>
      <text:p text:style-name="P17"><text:span text:style-name="Основной_20_шрифт_20_абзаца"><text:span text:style-name="T21"><text:tab/></text:span></text:span></text:p>
      <text:p text:style-name="P17"><text:span text:style-name="Основной_20_шрифт_20_абзаца"><text:span text:style-name="T21">long long int i;</text:span></text:span></text:p>
      <text:p text:style-name="P17"><text:span text:style-name="Основной_20_шрифт_20_абзаца"><text:span text:style-name="T21"><text:tab/>int t1 = clock();</text:span></text:span></text:p>
      <text:p text:style-name="P17"><text:span text:style-name="Основной_20_шрифт_20_абзаца"><text:span text:style-name="T21"><text:tab/>for(i=0;i&lt;1000000000;i++);</text:span></text:span></text:p>
      <text:p text:style-name="P17"><text:span text:style-name="Основной_20_шрифт_20_абзаца"><text:span text:style-name="T21"><text:tab/>int t2 = clock();</text:span></text:span></text:p>
      <text:p text:style-name="P17"><text:span text:style-name="Основной_20_шрифт_20_абзаца"><text:span text:style-name="T21"><text:tab/>double seconds = (double)(t2 - t1) / CLOCKS_PER_SEC;</text:span></text:span></text:p>
      <text:p text:style-name="P17"><text:span text:style-name="Основной_20_шрифт_20_абзаца"><text:span text:style-name="T21"><text:tab/>printf("Time %lf сек\n", seconds);</text:span></text:span></text:p>
      <text:p text:style-name="P17"><text:span text:style-name="Основной_20_шрифт_20_абзаца"><text:span text:style-name="T21"><text:tab/>return 0;</text:span></text:span></text:p>
      <text:p text:style-name="P17"><text:span text:style-name="Основной_20_шрифт_20_абзаца"><text:span text:style-name="T21">}</text:span></text:span></text:p>
      <text:p text:style-name="P9"><text:span text:style-name="T2">Определить количество секунд, которое выполняется программа </text:span><text:span text:style-name="T5">также </text:span><text:span text:style-name="T2">можно с помощью функции</text:span><text:span text:style-name="T18"> </text:span><text:span text:style-name="T14">time()</text:span><text:span text:style-name="T1">. Время при этом сохраняет с типом данных </text:span><text:span text:style-name="T14">time_t</text:span> – это целое число секунд, прошедшее с 1 января 1970 года. Функция <text:span text:style-name="T14">difftime </text:span>вычисляет разницу двух моментов времени. С помощью такого подхода вы сможете замерить время работы части программы, однако результат будет в секундах.</text:p>
      <text:p text:style-name="Standard"><text:span text:style-name="Основной_20_шрифт_20_абзаца"><text:span text:style-name="T21">#include &lt;stdio.h&gt; </text:span></text:span></text:p>
      <text:p text:style-name="Standard"><text:span text:style-name="Основной_20_шрифт_20_абзаца"><text:span text:style-name="T21">#include &lt;time.h&gt; </text:span></text:span></text:p>
      <text:p text:style-name="Standard"><text:span text:style-name="Основной_20_шрифт_20_абзаца"><text:span text:style-name="T21">int main() {</text:span></text:span></text:p>
      <text:p text:style-name="Standard"><text:span text:style-name="Основной_20_шрифт_20_абзаца"><text:span text:style-name="T21"><text:s text:c="2"/>time_t start, end;</text:span></text:span></text:p>
      <text:p text:style-name="Standard"><text:span text:style-name="Основной_20_шрифт_20_абзаца"><text:span text:style-name="T21"><text:s text:c="2"/></text:span></text:span></text:p>
      <text:p text:style-name="Standard"><text:soft-page-break/><text:span text:style-name="Основной_20_шрифт_20_абзаца"><text:span text:style-name="T21"><text:s text:c="2"/>time(&amp;start);</text:span></text:span></text:p>
      <text:p text:style-name="Standard"><text:span text:style-name="Основной_20_шрифт_20_абзаца"><text:span text:style-name="T21"><text:s text:c="2"/>for(long long i=0;i&lt;1000000000;i++);</text:span></text:span></text:p>
      <text:p text:style-name="Standard"><text:span text:style-name="Основной_20_шрифт_20_абзаца"><text:span text:style-name="T21"><text:s text:c="2"/>time(&amp;end);</text:span></text:span></text:p>
      <text:p text:style-name="Standard"><text:span text:style-name="Основной_20_шрифт_20_абзаца"><text:span text:style-name="T21"><text:s text:c="2"/></text:span></text:span></text:p>
      <text:p text:style-name="Standard"><text:span text:style-name="Основной_20_шрифт_20_абзаца"><text:span text:style-name="T21"><text:s text:c="2"/>double seconds = difftime(end, start);</text:span></text:span></text:p>
      <text:p text:style-name="Standard"><text:span text:style-name="Основной_20_шрифт_20_абзаца"><text:span text:style-name="T21"><text:s text:c="2"/>printf("The time: %f seconds\n", seconds);</text:span></text:span></text:p>
      <text:p text:style-name="Standard"><text:span text:style-name="Основной_20_шрифт_20_абзаца"><text:span text:style-name="T21">}</text:span></text:span></text:p>
      <text:p text:style-name="P5"><text:span text:style-name="Основной_20_шрифт_20_абзаца"><text:span text:style-name="T10">Динамические массивы </text:span></text:span><text:span text:style-name="Основной_20_шрифт_20_абзаца"><text:span text:style-name="T9">C</text:span></text:span><text:span text:style-name="Основной_20_шрифт_20_абзаца"><text:span text:style-name="T10">++</text:span></text:span></text:p>
      <text:p text:style-name="P5"><text:span text:style-name="Основной_20_шрифт_20_абзаца"><text:span text:style-name="T2">На рисунке приведена схема размещения в памяти динамического двумерного массива </text:span></text:span><draw:frame draw:style-name="fr2" draw:name="62" text:anchor-type="as-char" svg:width="1.191cm" style:rel-width="scale" svg:height="0.503cm" style:rel-height="scale" draw:z-index="61"><draw:object xlink:href="./Object 62" xlink:type="simple" xlink:show="embed" xlink:actuate="onLoad"/><draw:image xlink:href="./ObjectReplacements/Object 62" xlink:type="simple" xlink:show="embed" xlink:actuate="onLoad"/></draw:frame><text:span text:style-name="Основной_20_шрифт_20_абзаца"><text:span text:style-name="T2">.</text:span></text:span></text:p>
      <text:p text:style-name="P7"><text:span text:style-name="Основной_20_шрифт_20_абзаца"><text:span text:style-name="T23"><draw:frame draw:style-name="fr1" draw:name="Object 1" text:anchor-type="as-char" svg:y="0cm" svg:width="15.399cm" style:rel-width="scale" svg:height="8.705cm" style:rel-height="scale" draw:z-index="68"><draw:object-ole xlink:href="./Object 63" xlink:type="simple" xlink:show="embed" xlink:actuate="onLoad"/><draw:image xlink:href="./ObjectReplacements/Object 63" xlink:type="simple" xlink:show="embed" xlink:actuate="onLoad"/></draw:frame></text:span></text:span></text:p>
      <text:p text:style-name="P17"><text:span text:style-name="Основной_20_шрифт_20_абзаца"><text:span text:style-name="T24">// выделение памяти под двумерный массив</text:span></text:span></text:p>
      <text:p text:style-name="P17"><text:span text:style-name="Основной_20_шрифт_20_абзаца"><text:span text:style-name="T20">int</text:span></text:span><text:span text:style-name="Основной_20_шрифт_20_абзаца"><text:span text:style-name="T22"> **array;</text:span></text:span></text:p>
      <text:p text:style-name="P17"><text:span text:style-name="Основной_20_шрифт_20_абзаца"><text:span text:style-name="T21">array = </text:span></text:span><text:span text:style-name="Основной_20_шрифт_20_абзаца"><text:span text:style-name="T19">new</text:span></text:span><text:span text:style-name="Основной_20_шрифт_20_абзаца"><text:span text:style-name="T21"> </text:span></text:span><text:span text:style-name="Основной_20_шрифт_20_абзаца"><text:span text:style-name="T19">int</text:span></text:span><text:span text:style-name="Основной_20_шрифт_20_абзаца"><text:span text:style-name="T21">*[n];</text:span></text:span></text:p>
      <text:p text:style-name="P17"><text:span text:style-name="Основной_20_шрифт_20_абзаца"><text:span text:style-name="T19">for </text:span></text:span><text:span text:style-name="Основной_20_шрифт_20_абзаца"><text:span text:style-name="T21">(</text:span></text:span><text:span text:style-name="Основной_20_шрифт_20_абзаца"><text:span text:style-name="T19">int</text:span></text:span><text:span text:style-name="Основной_20_шрифт_20_абзаца"><text:span text:style-name="T21"> i = 0; i &lt; n; i++)</text:span></text:span></text:p>
      <text:p text:style-name="P17"><text:span text:style-name="Основной_20_шрифт_20_абзаца"><text:span text:style-name="T21"><text:tab/>array[i] = </text:span></text:span><text:span text:style-name="Основной_20_шрифт_20_абзаца"><text:span text:style-name="T19">new</text:span></text:span><text:span text:style-name="Основной_20_шрифт_20_абзаца"><text:span text:style-name="T21"> </text:span></text:span><text:span text:style-name="Основной_20_шрифт_20_абзаца"><text:span text:style-name="T19">int</text:span></text:span><text:span text:style-name="Основной_20_шрифт_20_абзаца"><text:span text:style-name="T21">[n];</text:span></text:span></text:p>
      <text:p text:style-name="P18"/>
      <text:p text:style-name="P17"><text:span text:style-name="Основной_20_шрифт_20_абзаца"><text:span text:style-name="T25">// </text:span></text:span><text:span text:style-name="Основной_20_шрифт_20_абзаца"><text:span text:style-name="T24">освобождение</text:span></text:span><text:span text:style-name="Основной_20_шрифт_20_абзаца"><text:span text:style-name="T25"> </text:span></text:span><text:span text:style-name="Основной_20_шрифт_20_абзаца"><text:span text:style-name="T24">памяти</text:span></text:span></text:p>
      <text:p text:style-name="P17"><text:span text:style-name="Основной_20_шрифт_20_абзаца"><text:span text:style-name="T19">for </text:span></text:span><text:span text:style-name="Основной_20_шрифт_20_абзаца"><text:span text:style-name="T21">(</text:span></text:span><text:span text:style-name="Основной_20_шрифт_20_абзаца"><text:span text:style-name="T19">int</text:span></text:span><text:span text:style-name="Основной_20_шрифт_20_абзаца"><text:span text:style-name="T21"> i = 0; i &lt; n; i++)</text:span></text:span></text:p>
      <text:p text:style-name="P17"><text:span text:style-name="Основной_20_шрифт_20_абзаца"><text:span text:style-name="T21"><text:tab/></text:span></text:span><text:span text:style-name="Основной_20_шрифт_20_абзаца"><text:span text:style-name="T19">delete</text:span></text:span><text:span text:style-name="Основной_20_шрифт_20_абзаца"><text:span text:style-name="T21">[] array[i];</text:span></text:span></text:p>
      <text:p text:style-name="P5"><text:span text:style-name="Основной_20_шрифт_20_абзаца"><text:span text:style-name="T19">delete</text:span></text:span><text:span text:style-name="Основной_20_шрифт_20_абзаца"><text:span text:style-name="T21">[] array;</text:span></text:span></text:p>
      <text:p text:style-name="P8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, Calibri" style:font-family-generic="swiss"/>
    <style:font-face style:name="Lohit Devanagari" svg:font-family="'Lohit Devanagari'" style:font-family-generic="system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line-height="150%" fo:hyphenation-ladder-count="no-limit"/>
      <style:text-properties style:font-name="Times New Roman" fo:font-family="'Times New Roman'" style:font-family-generic="roman" style:font-pitch="variable" fo:font-weight="bold" style:font-weight-asian="bold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Standard_20__28_user_29_" style:display-name="Standard (user)" style:family="paragraph">
      <style:paragraph-properties fo:orphans="0" fo:widows="0" fo:hyphenation-ladder-count="no-limit"/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Абзац_20_списка" style:display-name="Абзац списка" style:family="paragraph" style:parent-style-name="Standard_20__28_user_29_">
      <style:paragraph-properties fo:margin-left="1.27cm" fo:margin-right="0cm" fo:hyphenation-ladder-count="no-limit" fo:text-indent="1.251cm" style:auto-text-indent="false">
        <style:tab-stops/>
      </style:paragraph-properties>
      <style:text-properties fo:hyphenate="false" loext:hyphenation-no-caps="false"/>
    </style:style>
    <style:style style:name="Table_20_Contents_20__28_user_29_" style:display-name="Table Contents (user)" style:family="paragraph" style:parent-style-name="Standard_20__28_user_29_">
      <style:paragraph-properties fo:hyphenation-ladder-count="no-limit" text:number-lines="false" text:line-number="0"/>
      <style:text-properties fo:hyphenate="false" loext:hyphenation-no-caps="false"/>
    </style:style>
    <style:style style:name="Standard_20__28_user_29__20__28_user_29_" style:display-name="Standard (user) (user)" style:family="paragraph">
      <style:paragraph-properties fo:orphans="0" fo:widows="0" fo:hyphenation-ladder-count="no-limit"/>
      <style:text-properties fo:color="#00000a" style:font-name-asian="Droid Sans Fallback" style:font-family-asian="'Droid Sans Fallback'" style:font-family-generic-asian="system" style:font-pitch-asian="variable" style:font-name-complex="FreeSans1" style:font-family-complex="FreeSans, Calibri" style:font-family-generic-complex="swiss" fo:hyphenate="false" loext:hyphenation-no-caps="false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Листинг" style:family="paragraph" style:parent-style-name="Standard" style:next-style-name="Standard" style:class="text" style:master-page-name="">
      <style:paragraph-properties fo:margin-left="1cm" fo:margin-right="0cm" fo:margin-top="0cm" fo:margin-bottom="0cm" loext:contextual-spacing="false" fo:text-align="start" style:justify-single-word="false" fo:text-indent="0cm" style:auto-text-indent="false" style:page-number="auto">
        <style:tab-stops>
          <style:tab-stop style:position="1cm"/>
          <style:tab-stop style:position="2cm"/>
        </style:tab-stops>
      </style:paragraph-properties>
      <style:text-properties style:font-name="Courier New" fo:font-family="'Courier New'" style:font-style-name="Normal" style:font-family-generic="modern" style:font-pitch="fixed" fo:font-style="normal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WW8Num2z0" style:family="text">
      <style:text-properties fo:color="#252525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Замещающий_20_текст" style:display-name="Замещающий текст" style:family="text" style:parent-style-name="Основной_20_шрифт_20_абзаца">
      <style:text-properties fo:color="#808080"/>
    </style:style>
    <style:style style:name="WW_5f_CharLFO1LVL1" style:display-name="WW_CharLFO1LVL1" style:family="text">
      <style:text-properties fo:color="#252525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>
      <text:list-level-style-number text:level="1" text:style-name="WW_5f_CharLFO1LVL1" style:num-suffix=")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Прозорова Татьяна Георгиевна</meta:initial-creator>
    <meta:creation-date>2017-09-05T05:47:00Z</meta:creation-date>
    <dc:date>2021-04-01T02:10:42.477031752</dc:date>
    <meta:editing-cycles>10</meta:editing-cycles>
    <meta:editing-duration>PT3H46M27S</meta:editing-duration>
    <meta:document-statistic meta:table-count="3" meta:image-count="0" meta:object-count="63" meta:page-count="3" meta:paragraph-count="162" meta:word-count="606" meta:character-count="4520" meta:non-whitespace-character-count="3992"/>
    <meta:template xlink:type="simple" xlink:actuate="onRequest" xlink:title="" xlink:href="../../../../../../../Загрузки/Лабораторная%20работа%201.odt/Normal"/>
  </office:meta>
</office:document-meta>
</file>

<file path=Object 1/content.xml><?xml version="1.0" encoding="utf-8"?>
<mml:math xmlns:mml="http://www.w3.org/1998/Math/MathML" xmlns:m="http://schemas.openxmlformats.org/officeDocument/2006/math">
  <mml:mi>A</mml:mi>
  <mml:mo>×</mml:mo>
  <mml:mi>B</mml:mi>
  <mml:mo>=</mml:mo>
  <mml:mi>C</mml:mi>
</mml:math>
</file>

<file path=Object 10/content.xml><?xml version="1.0" encoding="utf-8"?>
<mml:math xmlns:mml="http://www.w3.org/1998/Math/MathML" xmlns:m="http://schemas.openxmlformats.org/officeDocument/2006/math">
  <mml:msub>
    <mml:mrow>
      <mml:mi>b</mml:mi>
    </mml:mrow>
    <mml:mrow>
      <mml:mn>13</mml:mn>
    </mml:mrow>
  </mml:msub>
</mml:math>
</file>

<file path=Object 11/content.xml><?xml version="1.0" encoding="utf-8"?>
<mml:math xmlns:mml="http://www.w3.org/1998/Math/MathML" xmlns:m="http://schemas.openxmlformats.org/officeDocument/2006/math">
  <mml:msub>
    <mml:mrow>
      <mml:mi>b</mml:mi>
    </mml:mrow>
    <mml:mrow>
      <mml:mn>14</mml:mn>
    </mml:mrow>
  </mml:msub>
</mml:math>
</file>

<file path=Object 12/content.xml><?xml version="1.0" encoding="utf-8"?>
<mml:math xmlns:mml="http://www.w3.org/1998/Math/MathML" xmlns:m="http://schemas.openxmlformats.org/officeDocument/2006/math">
  <mml:msub>
    <mml:mrow>
      <mml:mi>c</mml:mi>
    </mml:mrow>
    <mml:mrow>
      <mml:mn>11</mml:mn>
    </mml:mrow>
  </mml:msub>
</mml:math>
</file>

<file path=Object 13/content.xml><?xml version="1.0" encoding="utf-8"?>
<mml:math xmlns:mml="http://www.w3.org/1998/Math/MathML" xmlns:m="http://schemas.openxmlformats.org/officeDocument/2006/math">
  <mml:msub>
    <mml:mrow>
      <mml:mi>c</mml:mi>
    </mml:mrow>
    <mml:mrow>
      <mml:mn>12</mml:mn>
    </mml:mrow>
  </mml:msub>
</mml:math>
</file>

<file path=Object 14/content.xml><?xml version="1.0" encoding="utf-8"?>
<mml:math xmlns:mml="http://www.w3.org/1998/Math/MathML" xmlns:m="http://schemas.openxmlformats.org/officeDocument/2006/math">
  <mml:msub>
    <mml:mrow>
      <mml:mi>c</mml:mi>
    </mml:mrow>
    <mml:mrow>
      <mml:mn>13</mml:mn>
    </mml:mrow>
  </mml:msub>
</mml:math>
</file>

<file path=Object 15/content.xml><?xml version="1.0" encoding="utf-8"?>
<mml:math xmlns:mml="http://www.w3.org/1998/Math/MathML" xmlns:m="http://schemas.openxmlformats.org/officeDocument/2006/math">
  <mml:msub>
    <mml:mrow>
      <mml:mi>c</mml:mi>
    </mml:mrow>
    <mml:mrow>
      <mml:mn>14</mml:mn>
    </mml:mrow>
  </mml:msub>
</mml:math>
</file>

<file path=Object 16/content.xml><?xml version="1.0" encoding="utf-8"?>
<mml:math xmlns:mml="http://www.w3.org/1998/Math/MathML" xmlns:m="http://schemas.openxmlformats.org/officeDocument/2006/math">
  <mml:msub>
    <mml:mrow>
      <mml:mi>a</mml:mi>
    </mml:mrow>
    <mml:mrow>
      <mml:mn>21</mml:mn>
    </mml:mrow>
  </mml:msub>
</mml:math>
</file>

<file path=Object 17/content.xml><?xml version="1.0" encoding="utf-8"?>
<mml:math xmlns:mml="http://www.w3.org/1998/Math/MathML" xmlns:m="http://schemas.openxmlformats.org/officeDocument/2006/math">
  <mml:msub>
    <mml:mrow>
      <mml:mi>a</mml:mi>
    </mml:mrow>
    <mml:mrow>
      <mml:mn>22</mml:mn>
    </mml:mrow>
  </mml:msub>
</mml:math>
</file>

<file path=Object 18/content.xml><?xml version="1.0" encoding="utf-8"?>
<mml:math xmlns:mml="http://www.w3.org/1998/Math/MathML" xmlns:m="http://schemas.openxmlformats.org/officeDocument/2006/math">
  <mml:msub>
    <mml:mrow>
      <mml:mi>a</mml:mi>
    </mml:mrow>
    <mml:mrow>
      <mml:mn>23</mml:mn>
    </mml:mrow>
  </mml:msub>
</mml:math>
</file>

<file path=Object 19/content.xml><?xml version="1.0" encoding="utf-8"?>
<mml:math xmlns:mml="http://www.w3.org/1998/Math/MathML" xmlns:m="http://schemas.openxmlformats.org/officeDocument/2006/math">
  <mml:msub>
    <mml:mrow>
      <mml:mi>a</mml:mi>
    </mml:mrow>
    <mml:mrow>
      <mml:mn>24</mml:mn>
    </mml:mrow>
  </mml:msub>
</mml:math>
</file>

<file path=Object 2/content.xml><?xml version="1.0" encoding="utf-8"?>
<mml:math xmlns:mml="http://www.w3.org/1998/Math/MathML" xmlns:m="http://schemas.openxmlformats.org/officeDocument/2006/math">
  <mml:mi>A</mml:mi>
</mml:math>
</file>

<file path=Object 20/content.xml><?xml version="1.0" encoding="utf-8"?>
<mml:math xmlns:mml="http://www.w3.org/1998/Math/MathML" xmlns:m="http://schemas.openxmlformats.org/officeDocument/2006/math">
  <mml:mo>×</mml:mo>
</mml:math>
</file>

<file path=Object 21/content.xml><?xml version="1.0" encoding="utf-8"?>
<mml:math xmlns:mml="http://www.w3.org/1998/Math/MathML" xmlns:m="http://schemas.openxmlformats.org/officeDocument/2006/math">
  <mml:msub>
    <mml:mrow>
      <mml:mi>b</mml:mi>
    </mml:mrow>
    <mml:mrow>
      <mml:mn>21</mml:mn>
    </mml:mrow>
  </mml:msub>
</mml:math>
</file>

<file path=Object 22/content.xml><?xml version="1.0" encoding="utf-8"?>
<mml:math xmlns:mml="http://www.w3.org/1998/Math/MathML" xmlns:m="http://schemas.openxmlformats.org/officeDocument/2006/math">
  <mml:msub>
    <mml:mrow>
      <mml:mi>b</mml:mi>
    </mml:mrow>
    <mml:mrow>
      <mml:mn>22</mml:mn>
    </mml:mrow>
  </mml:msub>
</mml:math>
</file>

<file path=Object 23/content.xml><?xml version="1.0" encoding="utf-8"?>
<mml:math xmlns:mml="http://www.w3.org/1998/Math/MathML" xmlns:m="http://schemas.openxmlformats.org/officeDocument/2006/math">
  <mml:msub>
    <mml:mrow>
      <mml:mi>b</mml:mi>
    </mml:mrow>
    <mml:mrow>
      <mml:mn>23</mml:mn>
    </mml:mrow>
  </mml:msub>
</mml:math>
</file>

<file path=Object 24/content.xml><?xml version="1.0" encoding="utf-8"?>
<mml:math xmlns:mml="http://www.w3.org/1998/Math/MathML" xmlns:m="http://schemas.openxmlformats.org/officeDocument/2006/math">
  <mml:msub>
    <mml:mrow>
      <mml:mi>b</mml:mi>
    </mml:mrow>
    <mml:mrow>
      <mml:mn>24</mml:mn>
    </mml:mrow>
  </mml:msub>
</mml:math>
</file>

<file path=Object 25/content.xml><?xml version="1.0" encoding="utf-8"?>
<mml:math xmlns:mml="http://www.w3.org/1998/Math/MathML" xmlns:m="http://schemas.openxmlformats.org/officeDocument/2006/math">
  <mml:mo>=</mml:mo>
</mml:math>
</file>

<file path=Object 26/content.xml><?xml version="1.0" encoding="utf-8"?>
<mml:math xmlns:mml="http://www.w3.org/1998/Math/MathML" xmlns:m="http://schemas.openxmlformats.org/officeDocument/2006/math">
  <mml:msub>
    <mml:mrow>
      <mml:mi>c</mml:mi>
    </mml:mrow>
    <mml:mrow>
      <mml:mn>21</mml:mn>
    </mml:mrow>
  </mml:msub>
</mml:math>
</file>

<file path=Object 27/content.xml><?xml version="1.0" encoding="utf-8"?>
<mml:math xmlns:mml="http://www.w3.org/1998/Math/MathML" xmlns:m="http://schemas.openxmlformats.org/officeDocument/2006/math">
  <mml:msub>
    <mml:mrow>
      <mml:mi>c</mml:mi>
    </mml:mrow>
    <mml:mrow>
      <mml:mn>22</mml:mn>
    </mml:mrow>
  </mml:msub>
</mml:math>
</file>

<file path=Object 28/content.xml><?xml version="1.0" encoding="utf-8"?>
<mml:math xmlns:mml="http://www.w3.org/1998/Math/MathML" xmlns:m="http://schemas.openxmlformats.org/officeDocument/2006/math">
  <mml:msub>
    <mml:mrow>
      <mml:mi>c</mml:mi>
    </mml:mrow>
    <mml:mrow>
      <mml:mn>23</mml:mn>
    </mml:mrow>
  </mml:msub>
</mml:math>
</file>

<file path=Object 29/content.xml><?xml version="1.0" encoding="utf-8"?>
<mml:math xmlns:mml="http://www.w3.org/1998/Math/MathML" xmlns:m="http://schemas.openxmlformats.org/officeDocument/2006/math">
  <mml:msub>
    <mml:mrow>
      <mml:mi>c</mml:mi>
    </mml:mrow>
    <mml:mrow>
      <mml:mn>24</mml:mn>
    </mml:mrow>
  </mml:msub>
</mml:math>
</file>

<file path=Object 3/content.xml><?xml version="1.0" encoding="utf-8"?>
<mml:math xmlns:mml="http://www.w3.org/1998/Math/MathML" xmlns:m="http://schemas.openxmlformats.org/officeDocument/2006/math">
  <mml:mi>B</mml:mi>
</mml:math>
</file>

<file path=Object 30/content.xml><?xml version="1.0" encoding="utf-8"?>
<mml:math xmlns:mml="http://www.w3.org/1998/Math/MathML" xmlns:m="http://schemas.openxmlformats.org/officeDocument/2006/math">
  <mml:msub>
    <mml:mrow>
      <mml:mi>a</mml:mi>
    </mml:mrow>
    <mml:mrow>
      <mml:mn>31</mml:mn>
    </mml:mrow>
  </mml:msub>
</mml:math>
</file>

<file path=Object 31/content.xml><?xml version="1.0" encoding="utf-8"?>
<mml:math xmlns:mml="http://www.w3.org/1998/Math/MathML" xmlns:m="http://schemas.openxmlformats.org/officeDocument/2006/math">
  <mml:msub>
    <mml:mrow>
      <mml:mi>a</mml:mi>
    </mml:mrow>
    <mml:mrow>
      <mml:mn>32</mml:mn>
    </mml:mrow>
  </mml:msub>
</mml:math>
</file>

<file path=Object 32/content.xml><?xml version="1.0" encoding="utf-8"?>
<mml:math xmlns:mml="http://www.w3.org/1998/Math/MathML" xmlns:m="http://schemas.openxmlformats.org/officeDocument/2006/math">
  <mml:msub>
    <mml:mrow>
      <mml:mi>a</mml:mi>
    </mml:mrow>
    <mml:mrow>
      <mml:mn>33</mml:mn>
    </mml:mrow>
  </mml:msub>
</mml:math>
</file>

<file path=Object 33/content.xml><?xml version="1.0" encoding="utf-8"?>
<mml:math xmlns:mml="http://www.w3.org/1998/Math/MathML" xmlns:m="http://schemas.openxmlformats.org/officeDocument/2006/math">
  <mml:msub>
    <mml:mrow>
      <mml:mi>a</mml:mi>
    </mml:mrow>
    <mml:mrow>
      <mml:mn>34</mml:mn>
    </mml:mrow>
  </mml:msub>
</mml:math>
</file>

<file path=Object 34/content.xml><?xml version="1.0" encoding="utf-8"?>
<mml:math xmlns:mml="http://www.w3.org/1998/Math/MathML" xmlns:m="http://schemas.openxmlformats.org/officeDocument/2006/math">
  <mml:msub>
    <mml:mrow>
      <mml:mi>b</mml:mi>
    </mml:mrow>
    <mml:mrow>
      <mml:mn>31</mml:mn>
    </mml:mrow>
  </mml:msub>
</mml:math>
</file>

<file path=Object 35/content.xml><?xml version="1.0" encoding="utf-8"?>
<mml:math xmlns:mml="http://www.w3.org/1998/Math/MathML" xmlns:m="http://schemas.openxmlformats.org/officeDocument/2006/math">
  <mml:msub>
    <mml:mrow>
      <mml:mi>b</mml:mi>
    </mml:mrow>
    <mml:mrow>
      <mml:mn>32</mml:mn>
    </mml:mrow>
  </mml:msub>
</mml:math>
</file>

<file path=Object 36/content.xml><?xml version="1.0" encoding="utf-8"?>
<mml:math xmlns:mml="http://www.w3.org/1998/Math/MathML" xmlns:m="http://schemas.openxmlformats.org/officeDocument/2006/math">
  <mml:msub>
    <mml:mrow>
      <mml:mi>b</mml:mi>
    </mml:mrow>
    <mml:mrow>
      <mml:mn>33</mml:mn>
    </mml:mrow>
  </mml:msub>
</mml:math>
</file>

<file path=Object 37/content.xml><?xml version="1.0" encoding="utf-8"?>
<mml:math xmlns:mml="http://www.w3.org/1998/Math/MathML" xmlns:m="http://schemas.openxmlformats.org/officeDocument/2006/math">
  <mml:msub>
    <mml:mrow>
      <mml:mi>b</mml:mi>
    </mml:mrow>
    <mml:mrow>
      <mml:mn>34</mml:mn>
    </mml:mrow>
  </mml:msub>
</mml:math>
</file>

<file path=Object 38/content.xml><?xml version="1.0" encoding="utf-8"?>
<mml:math xmlns:mml="http://www.w3.org/1998/Math/MathML" xmlns:m="http://schemas.openxmlformats.org/officeDocument/2006/math">
  <mml:msub>
    <mml:mrow>
      <mml:mi>c</mml:mi>
    </mml:mrow>
    <mml:mrow>
      <mml:mn>31</mml:mn>
    </mml:mrow>
  </mml:msub>
</mml:math>
</file>

<file path=Object 39/content.xml><?xml version="1.0" encoding="utf-8"?>
<mml:math xmlns:mml="http://www.w3.org/1998/Math/MathML" xmlns:m="http://schemas.openxmlformats.org/officeDocument/2006/math">
  <mml:msub>
    <mml:mrow>
      <mml:mi>c</mml:mi>
    </mml:mrow>
    <mml:mrow>
      <mml:mn>32</mml:mn>
    </mml:mrow>
  </mml:msub>
</mml:math>
</file>

<file path=Object 4/content.xml><?xml version="1.0" encoding="utf-8"?>
<mml:math xmlns:mml="http://www.w3.org/1998/Math/MathML" xmlns:m="http://schemas.openxmlformats.org/officeDocument/2006/math">
  <mml:msub>
    <mml:mrow>
      <mml:mi>a</mml:mi>
    </mml:mrow>
    <mml:mrow>
      <mml:mn>11</mml:mn>
    </mml:mrow>
  </mml:msub>
</mml:math>
</file>

<file path=Object 40/content.xml><?xml version="1.0" encoding="utf-8"?>
<mml:math xmlns:mml="http://www.w3.org/1998/Math/MathML" xmlns:m="http://schemas.openxmlformats.org/officeDocument/2006/math">
  <mml:msub>
    <mml:mrow>
      <mml:mi>c</mml:mi>
    </mml:mrow>
    <mml:mrow>
      <mml:mn>33</mml:mn>
    </mml:mrow>
  </mml:msub>
</mml:math>
</file>

<file path=Object 41/content.xml><?xml version="1.0" encoding="utf-8"?>
<mml:math xmlns:mml="http://www.w3.org/1998/Math/MathML" xmlns:m="http://schemas.openxmlformats.org/officeDocument/2006/math">
  <mml:msub>
    <mml:mrow>
      <mml:mi>c</mml:mi>
    </mml:mrow>
    <mml:mrow>
      <mml:mn>34</mml:mn>
    </mml:mrow>
  </mml:msub>
</mml:math>
</file>

<file path=Object 42/content.xml><?xml version="1.0" encoding="utf-8"?>
<mml:math xmlns:mml="http://www.w3.org/1998/Math/MathML" xmlns:m="http://schemas.openxmlformats.org/officeDocument/2006/math">
  <mml:msub>
    <mml:mrow>
      <mml:mi>a</mml:mi>
    </mml:mrow>
    <mml:mrow>
      <mml:mn>41</mml:mn>
    </mml:mrow>
  </mml:msub>
</mml:math>
</file>

<file path=Object 43/content.xml><?xml version="1.0" encoding="utf-8"?>
<math xmlns="http://www.w3.org/1998/Math/MathML" display="block">
  <semantics>
    <msub>
      <mi>a</mi>
      <mn>42</mn>
    </msub>
    <annotation encoding="StarMath 5.0">a_42</annotation>
  </semantics>
</math>
</file>

<file path=Object 44/content.xml><?xml version="1.0" encoding="utf-8"?>
<math xmlns="http://www.w3.org/1998/Math/MathML" display="block">
  <semantics>
    <msub>
      <mi>a</mi>
      <mn>43</mn>
    </msub>
    <annotation encoding="StarMath 5.0">a_43</annotation>
  </semantics>
</math>
</file>

<file path=Object 45/content.xml><?xml version="1.0" encoding="utf-8"?>
<math xmlns="http://www.w3.org/1998/Math/MathML" display="block">
  <semantics>
    <msub>
      <mi>a</mi>
      <mn>44</mn>
    </msub>
    <annotation encoding="StarMath 5.0">a_44</annotation>
  </semantics>
</math>
</file>

<file path=Object 46/content.xml><?xml version="1.0" encoding="utf-8"?>
<math xmlns="http://www.w3.org/1998/Math/MathML" display="block">
  <semantics>
    <msub>
      <mi>b</mi>
      <mn>41</mn>
    </msub>
    <annotation encoding="StarMath 5.0">b_41</annotation>
  </semantics>
</math>
</file>

<file path=Object 47/content.xml><?xml version="1.0" encoding="utf-8"?>
<math xmlns="http://www.w3.org/1998/Math/MathML" display="block">
  <semantics>
    <msub>
      <mi>b</mi>
      <mn>42</mn>
    </msub>
    <annotation encoding="StarMath 5.0">b_42</annotation>
  </semantics>
</math>
</file>

<file path=Object 48/content.xml><?xml version="1.0" encoding="utf-8"?>
<math xmlns="http://www.w3.org/1998/Math/MathML" display="block">
  <semantics>
    <msub>
      <mi>b</mi>
      <mn>43</mn>
    </msub>
    <annotation encoding="StarMath 5.0">b_43</annotation>
  </semantics>
</math>
</file>

<file path=Object 49/content.xml><?xml version="1.0" encoding="utf-8"?>
<math xmlns="http://www.w3.org/1998/Math/MathML" display="block">
  <semantics>
    <msub>
      <mi>b</mi>
      <mn>44</mn>
    </msub>
    <annotation encoding="StarMath 5.0">b_44</annotation>
  </semantics>
</math>
</file>

<file path=Object 5/content.xml><?xml version="1.0" encoding="utf-8"?>
<mml:math xmlns:mml="http://www.w3.org/1998/Math/MathML" xmlns:m="http://schemas.openxmlformats.org/officeDocument/2006/math">
  <mml:msub>
    <mml:mrow>
      <mml:mi>a</mml:mi>
    </mml:mrow>
    <mml:mrow>
      <mml:mn>12</mml:mn>
    </mml:mrow>
  </mml:msub>
</mml:math>
</file>

<file path=Object 50/content.xml><?xml version="1.0" encoding="utf-8"?>
<math xmlns="http://www.w3.org/1998/Math/MathML" display="block">
  <semantics>
    <msub>
      <mi>c</mi>
      <mn>41</mn>
    </msub>
    <annotation encoding="StarMath 5.0">c_41</annotation>
  </semantics>
</math>
</file>

<file path=Object 51/content.xml><?xml version="1.0" encoding="utf-8"?>
<math xmlns="http://www.w3.org/1998/Math/MathML" display="block">
  <semantics>
    <msub>
      <mi>c</mi>
      <mn>42</mn>
    </msub>
    <annotation encoding="StarMath 5.0">c_42</annotation>
  </semantics>
</math>
</file>

<file path=Object 52/content.xml><?xml version="1.0" encoding="utf-8"?>
<math xmlns="http://www.w3.org/1998/Math/MathML" display="block">
  <semantics>
    <msub>
      <mi>c</mi>
      <mn>43</mn>
    </msub>
    <annotation encoding="StarMath 5.0">c_43</annotation>
  </semantics>
</math>
</file>

<file path=Object 53/content.xml><?xml version="1.0" encoding="utf-8"?>
<math xmlns="http://www.w3.org/1998/Math/MathML" display="block">
  <semantics>
    <msub>
      <mi>c</mi>
      <mn>44</mn>
    </msub>
    <annotation encoding="StarMath 5.0">c_44</annotation>
  </semantics>
</math>
</file>

<file path=Object 54/content.xml><?xml version="1.0" encoding="utf-8"?>
<math xmlns="http://www.w3.org/1998/Math/MathML" display="block">
  <semantics>
    <mi>i</mi>
    <annotation encoding="StarMath 5.0">i</annotation>
  </semantics>
</math>
</file>

<file path=Object 55/content.xml><?xml version="1.0" encoding="utf-8"?>
<math xmlns="http://www.w3.org/1998/Math/MathML" display="block">
  <semantics>
    <mi>j</mi>
    <annotation encoding="StarMath 5.0">j</annotation>
  </semantics>
</math>
</file>

<file path=Object 56/content.xml><?xml version="1.0" encoding="utf-8"?>
<math xmlns="http://www.w3.org/1998/Math/MathML" display="block">
  <semantics>
    <mi>C</mi>
    <annotation encoding="StarMath 5.0">C</annotation>
  </semantics>
</math>
</file>

<file path=Object 57/content.xml><?xml version="1.0" encoding="utf-8"?>
<math xmlns="http://www.w3.org/1998/Math/MathML" display="block">
  <semantics>
    <mi>k</mi>
    <annotation encoding="StarMath 5.0">k</annotation>
  </semantics>
</math>
</file>

<file path=Object 58/content.xml><?xml version="1.0" encoding="utf-8"?>
<math xmlns="http://www.w3.org/1998/Math/MathML" display="block">
  <semantics>
    <mi>i</mi>
    <annotation encoding="StarMath 5.0">i</annotation>
  </semantics>
</math>
</file>

<file path=Object 59/content.xml><?xml version="1.0" encoding="utf-8"?>
<math xmlns="http://www.w3.org/1998/Math/MathML" display="block">
  <semantics>
    <mi>A</mi>
    <annotation encoding="StarMath 5.0">A</annotation>
  </semantics>
</math>
</file>

<file path=Object 6/content.xml><?xml version="1.0" encoding="utf-8"?>
<mml:math xmlns:mml="http://www.w3.org/1998/Math/MathML" xmlns:m="http://schemas.openxmlformats.org/officeDocument/2006/math">
  <mml:msub>
    <mml:mrow>
      <mml:mi>a</mml:mi>
    </mml:mrow>
    <mml:mrow>
      <mml:mn>13</mml:mn>
    </mml:mrow>
  </mml:msub>
</mml:math>
</file>

<file path=Object 60/content.xml><?xml version="1.0" encoding="utf-8"?>
<math xmlns="http://www.w3.org/1998/Math/MathML" display="block">
  <semantics>
    <mi>j</mi>
    <annotation encoding="StarMath 5.0">j</annotation>
  </semantics>
</math>
</file>

<file path=Object 61/content.xml><?xml version="1.0" encoding="utf-8"?>
<math xmlns="http://www.w3.org/1998/Math/MathML" display="block">
  <semantics>
    <mi>B</mi>
    <annotation encoding="StarMath 5.0">B</annotation>
  </semantics>
</math>
</file>

<file path=Object 62/content.xml><?xml version="1.0" encoding="utf-8"?>
<math xmlns="http://www.w3.org/1998/Math/MathML" display="block">
  <semantics>
    <mrow>
      <mi>N</mi>
      <mo stretchy="false">×</mo>
      <mi>M</mi>
    </mrow>
    <annotation encoding="StarMath 5.0">{N  times M}</annotation>
  </semantics>
</math>
</file>

<file path=Object 7/content.xml><?xml version="1.0" encoding="utf-8"?>
<mml:math xmlns:mml="http://www.w3.org/1998/Math/MathML" xmlns:m="http://schemas.openxmlformats.org/officeDocument/2006/math">
  <mml:msub>
    <mml:mrow>
      <mml:mi>a</mml:mi>
    </mml:mrow>
    <mml:mrow>
      <mml:mn>14</mml:mn>
    </mml:mrow>
  </mml:msub>
</mml:math>
</file>

<file path=Object 8/content.xml><?xml version="1.0" encoding="utf-8"?>
<mml:math xmlns:mml="http://www.w3.org/1998/Math/MathML" xmlns:m="http://schemas.openxmlformats.org/officeDocument/2006/math">
  <mml:msub>
    <mml:mrow>
      <mml:mi>b</mml:mi>
    </mml:mrow>
    <mml:mrow>
      <mml:mn>11</mml:mn>
    </mml:mrow>
  </mml:msub>
</mml:math>
</file>

<file path=Object 9/content.xml><?xml version="1.0" encoding="utf-8"?>
<mml:math xmlns:mml="http://www.w3.org/1998/Math/MathML" xmlns:m="http://schemas.openxmlformats.org/officeDocument/2006/math">
  <mml:msub>
    <mml:mrow>
      <mml:mi>b</mml:mi>
    </mml:mrow>
    <mml:mrow>
      <mml:mn>12</mml:mn>
    </mml:mrow>
  </mml:msub>
</mml:math>
</file>